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fo:language="en" fo:country="US" officeooo:rsid="2606d677" officeooo:paragraph-rsid="2684ec81"/>
    </style:style>
    <style:style style:name="P18" style:family="paragraph" style:parent-style-name="Text_20_body">
      <style:text-properties fo:language="en" fo:country="US" officeooo:rsid="26150323" officeooo:paragraph-rsid="268b2790"/>
    </style:style>
    <style:style style:name="P19" style:family="paragraph" style:parent-style-name="Text_20_body">
      <style:text-properties officeooo:rsid="2612f682" officeooo:paragraph-rsid="2674af75"/>
    </style:style>
    <style:style style:name="P20" style:family="paragraph" style:parent-style-name="Text_20_body">
      <style:text-properties officeooo:rsid="261c2577" officeooo:paragraph-rsid="2674af75"/>
    </style:style>
    <style:style style:name="P21" style:family="paragraph" style:parent-style-name="Text_20_body">
      <style:text-properties officeooo:rsid="260cf115" officeooo:paragraph-rsid="2675ddfd"/>
    </style:style>
    <style:style style:name="P22" style:family="paragraph" style:parent-style-name="Text_20_body">
      <style:text-properties officeooo:rsid="263ed273" officeooo:paragraph-rsid="2677a31f"/>
    </style:style>
    <style:style style:name="P23" style:family="paragraph" style:parent-style-name="Text_20_body">
      <style:text-properties officeooo:rsid="262fbde6" officeooo:paragraph-rsid="2679876c"/>
    </style:style>
    <style:style style:name="P24" style:family="paragraph" style:parent-style-name="Text_20_body">
      <style:text-properties officeooo:rsid="262fcd63" officeooo:paragraph-rsid="2679876c"/>
    </style:style>
    <style:style style:name="P25" style:family="paragraph" style:parent-style-name="Text_20_body">
      <style:text-properties officeooo:rsid="25e839c4" officeooo:paragraph-rsid="2679876c"/>
    </style:style>
    <style:style style:name="P26" style:family="paragraph" style:parent-style-name="Text_20_body">
      <style:text-properties officeooo:rsid="25ed5f28" officeooo:paragraph-rsid="2679876c"/>
    </style:style>
    <style:style style:name="P27" style:family="paragraph" style:parent-style-name="Text_20_body">
      <style:text-properties officeooo:rsid="25f386e9" officeooo:paragraph-rsid="2679876c"/>
    </style:style>
    <style:style style:name="P28" style:family="paragraph" style:parent-style-name="Text_20_body">
      <style:text-properties officeooo:rsid="25ef4ca3" officeooo:paragraph-rsid="2679876c"/>
    </style:style>
    <style:style style:name="P29" style:family="paragraph" style:parent-style-name="Text_20_body">
      <style:text-properties officeooo:rsid="25f0fa22" officeooo:paragraph-rsid="2679876c"/>
    </style:style>
    <style:style style:name="P30" style:family="paragraph" style:parent-style-name="Text_20_body">
      <style:text-properties officeooo:rsid="26279b66" officeooo:paragraph-rsid="2679876c"/>
    </style:style>
    <style:style style:name="P31" style:family="paragraph" style:parent-style-name="Text_20_body">
      <style:text-properties officeooo:rsid="262bf9b6" officeooo:paragraph-rsid="2679876c"/>
    </style:style>
    <style:style style:name="P32" style:family="paragraph" style:parent-style-name="Text_20_body">
      <style:text-properties officeooo:rsid="262e1703" officeooo:paragraph-rsid="2679876c"/>
    </style:style>
    <style:style style:name="P33" style:family="paragraph" style:parent-style-name="Text_20_body">
      <style:text-properties officeooo:rsid="265a6876" officeooo:paragraph-rsid="2679876c"/>
    </style:style>
    <style:style style:name="P34" style:family="paragraph" style:parent-style-name="Text_20_body">
      <style:text-properties officeooo:rsid="2621a032" officeooo:paragraph-rsid="267361c1"/>
    </style:style>
    <style:style style:name="P35" style:family="paragraph" style:parent-style-name="Text_20_body">
      <style:text-properties officeooo:rsid="25fe59a7" officeooo:paragraph-rsid="267f3707"/>
    </style:style>
    <style:style style:name="P36" style:family="paragraph" style:parent-style-name="Text_20_body">
      <style:text-properties style:text-line-through-style="solid" style:text-line-through-type="single" officeooo:rsid="269050f7" officeooo:paragraph-rsid="2673c471"/>
    </style:style>
    <style:style style:name="P37" style:family="paragraph" style:parent-style-name="Text_20_body">
      <style:text-properties style:text-line-through-style="solid" style:text-line-through-type="single" officeooo:rsid="262ab00f" officeooo:paragraph-rsid="2684ec81"/>
    </style:style>
    <style:style style:name="P38" style:family="paragraph" style:parent-style-name="Text_20_body">
      <style:text-properties style:text-line-through-style="solid" style:text-line-through-type="single" officeooo:rsid="25e0d5bd" officeooo:paragraph-rsid="2684ec81"/>
    </style:style>
    <style:style style:name="P39" style:family="paragraph" style:parent-style-name="Text_20_body">
      <style:text-properties style:text-line-through-style="solid" style:text-line-through-type="single" officeooo:rsid="25e48602" officeooo:paragraph-rsid="2684ec81"/>
    </style:style>
    <style:style style:name="P40" style:family="paragraph" style:parent-style-name="Text_20_body">
      <style:text-properties officeooo:rsid="2657f009" officeooo:paragraph-rsid="2680ec58"/>
    </style:style>
    <style:style style:name="P41" style:family="paragraph" style:parent-style-name="Text_20_body">
      <style:text-properties officeooo:rsid="26601ee3" officeooo:paragraph-rsid="2680ec58"/>
    </style:style>
    <style:style style:name="P42" style:family="paragraph" style:parent-style-name="Text_20_body">
      <style:text-properties officeooo:rsid="25e0cf9e" officeooo:paragraph-rsid="2684ec81"/>
    </style:style>
    <style:style style:name="P43" style:family="paragraph" style:parent-style-name="Text_20_body">
      <style:text-properties officeooo:rsid="25ff8605" officeooo:paragraph-rsid="2684ec81"/>
    </style:style>
    <style:style style:name="P44" style:family="paragraph" style:parent-style-name="Text_20_body">
      <style:text-properties officeooo:rsid="260157e2" officeooo:paragraph-rsid="2684ec81"/>
    </style:style>
    <style:style style:name="P45" style:family="paragraph" style:parent-style-name="Text_20_body">
      <style:text-properties officeooo:rsid="26033fbd" officeooo:paragraph-rsid="2684ec81"/>
    </style:style>
    <style:style style:name="P46" style:family="paragraph" style:parent-style-name="Text_20_body">
      <style:text-properties officeooo:rsid="260585fe" officeooo:paragraph-rsid="2684ec81"/>
    </style:style>
    <style:style style:name="P47" style:family="paragraph" style:parent-style-name="Text_20_body">
      <style:text-properties officeooo:rsid="2788a520" officeooo:paragraph-rsid="268b2790"/>
    </style:style>
    <style:style style:name="P48" style:family="paragraph" style:parent-style-name="Text_20_body">
      <style:text-properties officeooo:rsid="2799f72e" officeooo:paragraph-rsid="268a15ed"/>
    </style:style>
    <style:style style:name="P49" style:family="paragraph" style:parent-style-name="Text_20_body">
      <style:text-properties officeooo:rsid="26117f9b" officeooo:paragraph-rsid="268b2790"/>
    </style:style>
    <style:style style:name="P50" style:family="paragraph" style:parent-style-name="Text_20_body">
      <style:text-properties officeooo:rsid="279a1b06" officeooo:paragraph-rsid="268a15ed"/>
    </style:style>
    <style:style style:name="P51" style:family="paragraph" style:parent-style-name="Text_20_body">
      <style:text-properties officeooo:rsid="26736913" officeooo:paragraph-rsid="268c8e4a"/>
    </style:style>
    <style:style style:name="P52" style:family="paragraph" style:parent-style-name="Text_20_body">
      <style:text-properties officeooo:rsid="2630337a" officeooo:paragraph-rsid="268c8e4a"/>
    </style:style>
    <style:style style:name="P53" style:family="paragraph" style:parent-style-name="Text_20_body">
      <style:text-properties officeooo:rsid="263211f9" officeooo:paragraph-rsid="268c8e4a"/>
    </style:style>
    <style:style style:name="P54" style:family="paragraph" style:parent-style-name="Text_20_body">
      <style:text-properties officeooo:rsid="2636761b" officeooo:paragraph-rsid="268c8e4a"/>
    </style:style>
    <style:style style:name="P55" style:family="paragraph" style:parent-style-name="Text_20_body">
      <style:text-properties officeooo:rsid="263917c4" officeooo:paragraph-rsid="268c8e4a"/>
    </style:style>
    <style:style style:name="P56" style:family="paragraph" style:parent-style-name="Text_20_body">
      <style:text-properties officeooo:rsid="263ac6b4" officeooo:paragraph-rsid="268c8e4a"/>
    </style:style>
    <style:style style:name="P57" style:family="paragraph" style:parent-style-name="Text_20_body">
      <style:text-properties officeooo:rsid="263e6dde" officeooo:paragraph-rsid="268c8e4a"/>
    </style:style>
    <style:style style:name="P58" style:family="paragraph" style:parent-style-name="Text_20_body">
      <style:text-properties officeooo:rsid="2638215c" officeooo:paragraph-rsid="268c8e4a"/>
    </style:style>
    <style:style style:name="P59" style:family="paragraph" style:parent-style-name="Text_20_body">
      <style:text-properties officeooo:rsid="2638ce14" officeooo:paragraph-rsid="268c8e4a"/>
    </style:style>
    <style:style style:name="P60" style:family="paragraph" style:parent-style-name="Text_20_body">
      <style:text-properties officeooo:rsid="25e60bac" officeooo:paragraph-rsid="268c8e4a"/>
    </style:style>
    <style:style style:name="P61" style:family="paragraph" style:parent-style-name="Text_20_body">
      <style:text-properties officeooo:rsid="25e75731" officeooo:paragraph-rsid="268c8e4a"/>
    </style:style>
    <style:style style:name="P62" style:family="paragraph" style:parent-style-name="Text_20_body">
      <style:text-properties officeooo:rsid="25f7b767" officeooo:paragraph-rsid="268c8e4a"/>
    </style:style>
    <style:style style:name="P63" style:family="paragraph" style:parent-style-name="Text_20_body">
      <style:text-properties officeooo:rsid="25f8f740" officeooo:paragraph-rsid="268c8e4a"/>
    </style:style>
    <style:style style:name="P64" style:family="paragraph" style:parent-style-name="Text_20_body">
      <style:text-properties officeooo:rsid="25fb237b" officeooo:paragraph-rsid="268c8e4a"/>
    </style:style>
    <style:style style:name="P65" style:family="paragraph" style:parent-style-name="Text_20_body">
      <style:text-properties officeooo:rsid="25fdccce" officeooo:paragraph-rsid="268c8e4a"/>
    </style:style>
    <style:style style:name="P66" style:family="paragraph" style:parent-style-name="Text_20_body">
      <style:text-properties officeooo:rsid="27e9a508" officeooo:paragraph-rsid="268018b0"/>
    </style:style>
    <style:style style:name="P67" style:family="paragraph" style:parent-style-name="Text_20_body">
      <style:text-properties officeooo:rsid="27bdd0d0" officeooo:paragraph-rsid="268cc606"/>
    </style:style>
    <style:style style:name="P68" style:family="paragraph" style:parent-style-name="Text_20_body">
      <style:text-properties officeooo:rsid="2794b590" officeooo:paragraph-rsid="268cc606"/>
    </style:style>
    <style:style style:name="P69" style:family="paragraph" style:parent-style-name="Text_20_body">
      <style:text-properties officeooo:rsid="282237a6" officeooo:paragraph-rsid="268f0091"/>
    </style:style>
    <style:style style:name="P70" style:family="paragraph" style:parent-style-name="Heading_20_3">
      <style:text-properties officeooo:paragraph-rsid="268b2790"/>
    </style:style>
    <style:style style:name="P71" style:family="paragraph" style:parent-style-name="Heading_20_3">
      <style:text-properties officeooo:paragraph-rsid="2675ddfd"/>
    </style:style>
    <style:style style:name="P72" style:family="paragraph" style:parent-style-name="Heading_20_3">
      <style:text-properties officeooo:rsid="261c4802" officeooo:paragraph-rsid="2674af75"/>
    </style:style>
    <style:style style:name="P73" style:family="paragraph" style:parent-style-name="Heading_20_3">
      <style:text-properties officeooo:paragraph-rsid="2674af75"/>
    </style:style>
    <style:style style:name="P74" style:family="paragraph" style:parent-style-name="Heading_20_3">
      <style:text-properties officeooo:paragraph-rsid="268c8e4a"/>
    </style:style>
    <style:style style:name="P75" style:family="paragraph" style:parent-style-name="Heading_20_1">
      <style:text-properties officeooo:rsid="25fe59a7" officeooo:paragraph-rsid="267361c1"/>
    </style:style>
    <style:style style:name="P76" style:family="paragraph" style:parent-style-name="Heading_20_1">
      <style:text-properties fo:language="en" fo:country="US" officeooo:rsid="267361c1" officeooo:paragraph-rsid="2673c471"/>
    </style:style>
    <style:style style:name="P77" style:family="paragraph" style:parent-style-name="Heading_20_1">
      <style:text-properties fo:language="en" fo:country="US" officeooo:rsid="260cf115" officeooo:paragraph-rsid="2675ddfd"/>
    </style:style>
    <style:style style:name="P78" style:family="paragraph" style:parent-style-name="Heading_20_1">
      <style:text-properties officeooo:rsid="263ed273" officeooo:paragraph-rsid="2677a31f"/>
    </style:style>
    <style:style style:name="P79" style:family="paragraph" style:parent-style-name="Heading_20_1">
      <style:text-properties officeooo:rsid="25e7e065" officeooo:paragraph-rsid="2684ec81"/>
    </style:style>
    <style:style style:name="P80" style:family="paragraph" style:parent-style-name="Heading_20_1">
      <style:text-properties officeooo:rsid="25e839c4" officeooo:paragraph-rsid="2679876c"/>
    </style:style>
    <style:style style:name="P81" style:family="paragraph" style:parent-style-name="Heading_20_1">
      <style:text-properties officeooo:rsid="25e60bac" officeooo:paragraph-rsid="268c8e4a"/>
    </style:style>
    <style:style style:name="P82" style:family="paragraph" style:parent-style-name="Heading_20_1">
      <style:text-properties officeooo:rsid="26bc97de" officeooo:paragraph-rsid="26bc97de"/>
    </style:style>
    <style:style style:name="P83" style:family="paragraph" style:parent-style-name="Heading_20_1" style:master-page-name="First_20_Page">
      <style:paragraph-properties style:page-number="auto"/>
    </style:style>
    <style:style style:name="P84" style:family="paragraph" style:parent-style-name="Text_20_body" style:list-style-name="L1">
      <style:text-properties officeooo:paragraph-rsid="268f8b9b"/>
    </style:style>
    <style:style style:name="P85" style:family="paragraph" style:parent-style-name="Text_20_body" style:list-style-name="L1">
      <style:text-properties officeooo:rsid="27edd538" officeooo:paragraph-rsid="268f8b9b"/>
    </style:style>
    <style:style style:name="P86" style:family="paragraph" style:parent-style-name="Text_20_body" style:list-style-name="L1">
      <style:text-properties fo:language="en" fo:country="US" officeooo:rsid="29f94aac" officeooo:paragraph-rsid="268f8b9b"/>
    </style:style>
    <style:style style:name="P87" style:family="paragraph" style:parent-style-name="Text_20_body" style:list-style-name="L1">
      <style:text-properties officeooo:rsid="29f5ca40" officeooo:paragraph-rsid="268f8b9b"/>
    </style:style>
    <style:style style:name="P88" style:family="paragraph" style:parent-style-name="Text_20_body" style:list-style-name="L1">
      <style:text-properties officeooo:rsid="29f80847" officeooo:paragraph-rsid="268f8b9b"/>
    </style:style>
    <style:style style:name="P89" style:family="paragraph" style:parent-style-name="Text_20_body" style:list-style-name="L1">
      <style:text-properties officeooo:rsid="29f38e02" officeooo:paragraph-rsid="268f8b9b"/>
    </style:style>
    <style:style style:name="P90" style:family="paragraph" style:parent-style-name="Text_20_body" style:list-style-name="L1">
      <style:text-properties officeooo:rsid="29f21caf" officeooo:paragraph-rsid="268f8b9b"/>
    </style:style>
    <style:style style:name="P91" style:family="paragraph" style:parent-style-name="Text_20_body" style:list-style-name="L1">
      <style:text-properties officeooo:rsid="29f3fef1" officeooo:paragraph-rsid="268f8b9b"/>
    </style:style>
    <style:style style:name="P92" style:family="paragraph" style:parent-style-name="Text_20_body" style:list-style-name="L1">
      <style:text-properties officeooo:rsid="282237a6" officeooo:paragraph-rsid="268f0091"/>
    </style:style>
    <style:style style:name="P93" style:family="paragraph" style:parent-style-name="Text_20_body" style:list-style-name="L1">
      <style:text-properties officeooo:rsid="28233649" officeooo:paragraph-rsid="268f0091"/>
    </style:style>
    <style:style style:name="P94" style:family="paragraph" style:parent-style-name="Text_20_body" style:list-style-name="L1">
      <style:text-properties officeooo:rsid="28270ed5" officeooo:paragraph-rsid="268f0091"/>
    </style:style>
    <style:style style:name="P95" style:family="paragraph" style:parent-style-name="Text_20_body" style:list-style-name="L1">
      <style:text-properties officeooo:rsid="2827e001" officeooo:paragraph-rsid="268f0091"/>
    </style:style>
    <style:style style:name="P96" style:family="paragraph" style:parent-style-name="Text_20_body" style:list-style-name="L1">
      <style:text-properties officeooo:rsid="28a0da05" officeooo:paragraph-rsid="268da906"/>
    </style:style>
    <style:style style:name="P97" style:family="paragraph" style:parent-style-name="Text_20_body" style:list-style-name="L1">
      <style:text-properties officeooo:rsid="29d78a35" officeooo:paragraph-rsid="268cffa5"/>
    </style:style>
    <style:style style:name="P98" style:family="paragraph" style:parent-style-name="Text_20_body" style:list-style-name="L1">
      <style:text-properties officeooo:rsid="288fecff" officeooo:paragraph-rsid="268aaeb5"/>
    </style:style>
    <style:style style:name="P99" style:family="paragraph" style:parent-style-name="Text_20_body" style:list-style-name="L1">
      <style:text-properties officeooo:rsid="288fecff" officeooo:paragraph-rsid="2687c8af"/>
    </style:style>
    <style:style style:name="P100" style:family="paragraph" style:parent-style-name="Text_20_body" style:list-style-name="L1">
      <style:text-properties officeooo:rsid="28fa9cc2" officeooo:paragraph-rsid="268a7043"/>
    </style:style>
    <style:style style:name="P101" style:family="paragraph" style:parent-style-name="Text_20_body" style:list-style-name="L1">
      <style:text-properties officeooo:rsid="291a5662" officeooo:paragraph-rsid="268a7043"/>
    </style:style>
    <style:style style:name="P102" style:family="paragraph" style:parent-style-name="Text_20_body" style:list-style-name="L1">
      <style:text-properties officeooo:rsid="2885f554" officeooo:paragraph-rsid="268592fb"/>
    </style:style>
    <style:style style:name="P103" style:family="paragraph" style:parent-style-name="Text_20_body" style:list-style-name="L1">
      <style:text-properties officeooo:rsid="2887b571" officeooo:paragraph-rsid="268592fb"/>
    </style:style>
    <style:style style:name="P104" style:family="paragraph" style:parent-style-name="Text_20_body" style:list-style-name="L1">
      <style:text-properties officeooo:rsid="288aa3ba" officeooo:paragraph-rsid="268592fb"/>
    </style:style>
    <style:style style:name="P105" style:family="paragraph" style:parent-style-name="Text_20_body">
      <style:text-properties officeooo:rsid="288aa3ba" officeooo:paragraph-rsid="26942f8c"/>
    </style:style>
    <style:style style:name="P106" style:family="paragraph" style:parent-style-name="Text_20_body">
      <style:text-properties officeooo:rsid="288aa3ba" officeooo:paragraph-rsid="26bc97de"/>
    </style:style>
    <style:style style:name="P107" style:family="paragraph" style:parent-style-name="Text_20_body" style:list-style-name="L1">
      <style:text-properties officeooo:rsid="288da684" officeooo:paragraph-rsid="268592fb"/>
    </style:style>
    <style:style style:name="P108" style:family="paragraph" style:parent-style-name="Text_20_body">
      <style:text-properties officeooo:rsid="288da684" officeooo:paragraph-rsid="26942f8c"/>
    </style:style>
    <style:style style:name="P109" style:family="paragraph" style:parent-style-name="Text_20_body">
      <style:text-properties officeooo:rsid="288da684" officeooo:paragraph-rsid="26b936d4"/>
    </style:style>
    <style:style style:name="P110" style:family="paragraph" style:parent-style-name="Text_20_body">
      <style:text-properties officeooo:rsid="288da684" officeooo:paragraph-rsid="26bc97de"/>
    </style:style>
    <style:style style:name="P111" style:family="paragraph" style:parent-style-name="Text_20_body" style:list-style-name="L1">
      <style:text-properties officeooo:rsid="288e72d6" officeooo:paragraph-rsid="268592fb"/>
    </style:style>
    <style:style style:name="P112" style:family="paragraph" style:parent-style-name="Text_20_body" style:list-style-name="L1">
      <style:text-properties officeooo:rsid="288e72d6" officeooo:paragraph-rsid="2685cdd5"/>
    </style:style>
    <style:style style:name="P113" style:family="paragraph" style:parent-style-name="Text_20_body">
      <style:text-properties officeooo:rsid="288e72d6" officeooo:paragraph-rsid="26942f8c"/>
    </style:style>
    <style:style style:name="P114" style:family="paragraph" style:parent-style-name="Text_20_body">
      <style:text-properties officeooo:rsid="288e72d6" officeooo:paragraph-rsid="26bc97de"/>
    </style:style>
    <style:style style:name="P115" style:family="paragraph" style:parent-style-name="Text_20_body" style:list-style-name="L1">
      <style:text-properties officeooo:rsid="28ac3ffd" officeooo:paragraph-rsid="268622cd"/>
    </style:style>
    <style:style style:name="P116" style:family="paragraph" style:parent-style-name="Text_20_body" style:list-style-name="L1">
      <style:text-properties officeooo:rsid="268622cd" officeooo:paragraph-rsid="268622cd"/>
    </style:style>
    <style:style style:name="P117" style:family="paragraph" style:parent-style-name="Text_20_body" style:list-style-name="L1">
      <style:text-properties officeooo:rsid="2687c8af" officeooo:paragraph-rsid="2687c8af"/>
    </style:style>
    <style:style style:name="P118" style:family="paragraph" style:parent-style-name="Text_20_body" style:list-style-name="L1">
      <style:text-properties officeooo:rsid="2884ce1c" officeooo:paragraph-rsid="268903c7"/>
    </style:style>
    <style:style style:name="P119" style:family="paragraph" style:parent-style-name="Text_20_body" style:list-style-name="L1">
      <style:text-properties officeooo:rsid="28821bbb" officeooo:paragraph-rsid="268903c7"/>
    </style:style>
    <style:style style:name="P120" style:family="paragraph" style:parent-style-name="Text_20_body" style:list-style-name="L1">
      <style:text-properties officeooo:rsid="287e89ec" officeooo:paragraph-rsid="268903c7"/>
    </style:style>
    <style:style style:name="P121" style:family="paragraph" style:parent-style-name="Text_20_body" style:list-style-name="L1">
      <style:text-properties officeooo:rsid="287e89ec" officeooo:paragraph-rsid="2681fcbc"/>
    </style:style>
    <style:style style:name="P122" style:family="paragraph" style:parent-style-name="Text_20_body" style:list-style-name="L1">
      <style:text-properties officeooo:rsid="2850f870" officeooo:paragraph-rsid="2684ccc5"/>
    </style:style>
    <style:style style:name="P123" style:family="paragraph" style:parent-style-name="Text_20_body" style:list-style-name="L1">
      <style:text-properties officeooo:rsid="285aff6e" officeooo:paragraph-rsid="26837ec9"/>
    </style:style>
    <style:style style:name="P124" style:family="paragraph" style:parent-style-name="Text_20_body" style:list-style-name="L1">
      <style:text-properties officeooo:rsid="285c5425" officeooo:paragraph-rsid="26837ec9"/>
    </style:style>
    <style:style style:name="P125" style:family="paragraph" style:parent-style-name="Text_20_body" style:list-style-name="L1">
      <style:text-properties officeooo:rsid="285e3d19" officeooo:paragraph-rsid="26837ec9"/>
    </style:style>
    <style:style style:name="P126" style:family="paragraph" style:parent-style-name="Text_20_body" style:list-style-name="L1">
      <style:text-properties officeooo:rsid="285ecb32" officeooo:paragraph-rsid="26837ec9"/>
    </style:style>
    <style:style style:name="P127" style:family="paragraph" style:parent-style-name="Text_20_body" style:list-style-name="L1">
      <style:text-properties officeooo:rsid="285f2b0b" officeooo:paragraph-rsid="26837ec9"/>
    </style:style>
    <style:style style:name="P128" style:family="paragraph" style:parent-style-name="Text_20_body" style:list-style-name="L1">
      <style:text-properties officeooo:rsid="28627813" officeooo:paragraph-rsid="26837ec9"/>
    </style:style>
    <style:style style:name="P129" style:family="paragraph" style:parent-style-name="Text_20_body" style:list-style-name="L1">
      <style:text-properties officeooo:rsid="28655b3f" officeooo:paragraph-rsid="26834b17"/>
    </style:style>
    <style:style style:name="P130" style:family="paragraph" style:parent-style-name="Text_20_body" style:list-style-name="L1">
      <style:text-properties officeooo:rsid="287d2c9d" officeooo:paragraph-rsid="26834b17"/>
    </style:style>
    <style:style style:name="P131" style:family="paragraph" style:parent-style-name="Text_20_body" style:list-style-name="L1">
      <style:text-properties officeooo:rsid="287d2c9d" officeooo:paragraph-rsid="2681fcbc"/>
    </style:style>
    <style:style style:name="P132" style:family="paragraph" style:parent-style-name="Text_20_body" style:list-style-name="L1">
      <style:text-properties officeooo:rsid="287f04a7" officeooo:paragraph-rsid="2681fcbc"/>
    </style:style>
    <style:style style:name="P133" style:family="paragraph" style:parent-style-name="Text_20_body" style:list-style-name="L1">
      <style:text-properties officeooo:rsid="277a51f2" officeooo:paragraph-rsid="267b3c0e"/>
    </style:style>
    <style:style style:name="P134" style:family="paragraph" style:parent-style-name="Text_20_body" style:list-style-name="L1">
      <style:text-properties officeooo:rsid="27cb2800" officeooo:paragraph-rsid="267b3c0e"/>
    </style:style>
    <style:style style:name="P135" style:family="paragraph" style:parent-style-name="Text_20_body" style:list-style-name="L1">
      <style:text-properties officeooo:rsid="27d6535e" officeooo:paragraph-rsid="267b3c0e"/>
    </style:style>
    <style:style style:name="P136" style:family="paragraph" style:parent-style-name="Text_20_body" style:list-style-name="L1">
      <style:text-properties style:text-line-through-style="solid" style:text-line-through-type="single" officeooo:rsid="277be68c" officeooo:paragraph-rsid="267b3c0e"/>
    </style:style>
    <style:style style:name="P137" style:family="paragraph" style:parent-style-name="Text_20_body" style:list-style-name="L1">
      <style:text-properties style:text-line-through-style="solid" style:text-line-through-type="single" officeooo:rsid="277fa237" officeooo:paragraph-rsid="267b3c0e"/>
    </style:style>
    <style:style style:name="P138" style:family="paragraph" style:parent-style-name="Text_20_body" style:list-style-name="L1">
      <style:text-properties officeooo:rsid="27d689ff" officeooo:paragraph-rsid="267ce642"/>
    </style:style>
    <style:style style:name="P139" style:family="paragraph" style:parent-style-name="Text_20_body">
      <style:text-properties officeooo:rsid="27d689ff" officeooo:paragraph-rsid="26942f8c"/>
    </style:style>
    <style:style style:name="P140" style:family="paragraph" style:parent-style-name="Text_20_body">
      <style:text-properties officeooo:rsid="27d689ff" officeooo:paragraph-rsid="26bc97de"/>
    </style:style>
    <style:style style:name="P141" style:family="paragraph" style:parent-style-name="Text_20_body" style:list-style-name="L1">
      <style:text-properties officeooo:rsid="277ce8d6" officeooo:paragraph-rsid="267ce642"/>
    </style:style>
    <style:style style:name="P142" style:family="paragraph" style:parent-style-name="Text_20_body" style:list-style-name="L1">
      <style:text-properties officeooo:rsid="277ed7f0" officeooo:paragraph-rsid="267ce642"/>
    </style:style>
    <style:style style:name="P143" style:family="paragraph" style:parent-style-name="Text_20_body" style:list-style-name="L1">
      <style:text-properties officeooo:rsid="2782cd4b" officeooo:paragraph-rsid="267ce642"/>
    </style:style>
    <style:style style:name="P144" style:family="paragraph" style:parent-style-name="Text_20_body" style:list-style-name="L1">
      <style:text-properties officeooo:rsid="267200fc" officeooo:paragraph-rsid="267d4aa1"/>
    </style:style>
    <style:style style:name="P145" style:family="paragraph" style:parent-style-name="Text_20_body" style:list-style-name="L1">
      <style:text-properties officeooo:rsid="26763df2" officeooo:paragraph-rsid="267dfb11"/>
    </style:style>
    <style:style style:name="P146" style:family="paragraph" style:parent-style-name="Text_20_body" style:list-style-name="L1">
      <style:text-properties officeooo:rsid="26764fc1" officeooo:paragraph-rsid="267dfb11"/>
    </style:style>
    <style:style style:name="P147" style:family="paragraph" style:parent-style-name="Text_20_body" style:list-style-name="L1">
      <style:text-properties officeooo:rsid="267725cd" officeooo:paragraph-rsid="267dfb11"/>
    </style:style>
    <style:style style:name="P148" style:family="paragraph" style:parent-style-name="Text_20_body" style:list-style-name="L2">
      <style:text-properties officeooo:rsid="278e1c84" officeooo:paragraph-rsid="268cc606"/>
    </style:style>
    <style:style style:name="P149" style:family="paragraph" style:parent-style-name="Text_20_body" style:list-style-name="L2">
      <style:text-properties officeooo:rsid="279305c6" officeooo:paragraph-rsid="268cc606"/>
    </style:style>
    <style:style style:name="P150" style:family="paragraph" style:parent-style-name="Text_20_body" style:list-style-name="L2">
      <style:text-properties officeooo:rsid="278f91a2" officeooo:paragraph-rsid="268cc606"/>
    </style:style>
    <style:style style:name="P151" style:family="paragraph" style:parent-style-name="Text_20_body" style:list-style-name="L2">
      <style:text-properties officeooo:rsid="278bed2b" officeooo:paragraph-rsid="268cc606"/>
    </style:style>
    <style:style style:name="P152" style:family="paragraph" style:parent-style-name="Text_20_body" style:list-style-name="L2">
      <style:text-properties officeooo:rsid="278f0426" officeooo:paragraph-rsid="268cc606"/>
    </style:style>
    <style:style style:name="P153" style:family="paragraph" style:parent-style-name="Text_20_body" style:list-style-name="L2">
      <style:text-properties officeooo:rsid="27bdd0d0" officeooo:paragraph-rsid="268cc606"/>
    </style:style>
    <style:style style:name="P154" style:family="paragraph" style:parent-style-name="Text_20_body" style:list-style-name="L3">
      <style:text-properties officeooo:rsid="2799f72e" officeooo:paragraph-rsid="268a15ed"/>
    </style:style>
    <style:style style:name="P155" style:family="paragraph" style:parent-style-name="Text_20_body" style:list-style-name="L1">
      <style:text-properties officeooo:rsid="2a245e68" officeooo:paragraph-rsid="26911c6d"/>
    </style:style>
    <style:style style:name="P156" style:family="paragraph" style:parent-style-name="Text_20_body">
      <style:text-properties officeooo:rsid="2a245e68" officeooo:paragraph-rsid="26911c6d"/>
    </style:style>
    <style:style style:name="P157" style:family="paragraph" style:parent-style-name="Text_20_body" style:list-style-name="L1">
      <style:text-properties officeooo:rsid="2a22d890" officeooo:paragraph-rsid="269204d8"/>
    </style:style>
    <style:style style:name="P158" style:family="paragraph" style:parent-style-name="Text_20_body" style:list-style-name="L1">
      <style:text-properties officeooo:rsid="2a06ff1d" officeooo:paragraph-rsid="2692e8e1"/>
    </style:style>
    <style:style style:name="P159" style:family="paragraph" style:parent-style-name="Text_20_body" style:list-style-name="L1">
      <style:text-properties officeooo:rsid="2a07f5e7" officeooo:paragraph-rsid="2692e8e1"/>
    </style:style>
    <style:style style:name="P160" style:family="paragraph" style:parent-style-name="Text_20_body">
      <style:text-properties officeooo:rsid="2a07f5e7" officeooo:paragraph-rsid="2692e8e1"/>
    </style:style>
    <style:style style:name="P161" style:family="paragraph" style:parent-style-name="Text_20_body">
      <style:text-properties officeooo:rsid="2a044564" officeooo:paragraph-rsid="269428c2"/>
    </style:style>
    <style:style style:name="P162" style:family="paragraph" style:parent-style-name="Text_20_body" style:list-style-name="L4">
      <style:text-properties officeooo:rsid="2a034535" officeooo:paragraph-rsid="269428c2"/>
    </style:style>
    <style:style style:name="P163" style:family="paragraph" style:parent-style-name="Text_20_body">
      <style:text-properties officeooo:rsid="2a034535" officeooo:paragraph-rsid="269428c2"/>
    </style:style>
    <style:style style:name="P164" style:family="paragraph" style:parent-style-name="Text_20_body" style:list-style-name="L4">
      <style:text-properties officeooo:rsid="2a0641ed" officeooo:paragraph-rsid="269428c2"/>
    </style:style>
    <style:style style:name="P165" style:family="paragraph" style:parent-style-name="Text_20_body">
      <style:text-properties officeooo:rsid="285a919c" officeooo:paragraph-rsid="26942f8c"/>
    </style:style>
    <style:style style:name="P166" style:family="paragraph" style:parent-style-name="Text_20_body">
      <style:text-properties officeooo:rsid="285a919c" officeooo:paragraph-rsid="26bc97de"/>
    </style:style>
    <style:style style:name="P167" style:family="paragraph" style:parent-style-name="Text_20_body">
      <style:text-properties officeooo:rsid="27342c7a" officeooo:paragraph-rsid="26942f8c"/>
    </style:style>
    <style:style style:name="P168" style:family="paragraph" style:parent-style-name="Text_20_body">
      <style:text-properties officeooo:rsid="27342c7a" officeooo:paragraph-rsid="26bc97de"/>
    </style:style>
    <style:style style:name="P169" style:family="paragraph" style:parent-style-name="Text_20_body">
      <style:text-properties officeooo:rsid="2791e3ad" officeooo:paragraph-rsid="26942f8c"/>
    </style:style>
    <style:style style:name="P170" style:family="paragraph" style:parent-style-name="Text_20_body">
      <style:text-properties officeooo:rsid="2791e3ad" officeooo:paragraph-rsid="26bc97de"/>
    </style:style>
    <style:style style:name="P171" style:family="paragraph" style:parent-style-name="Text_20_body">
      <style:text-properties officeooo:rsid="28643731" officeooo:paragraph-rsid="26942f8c"/>
    </style:style>
    <style:style style:name="P172" style:family="paragraph" style:parent-style-name="Text_20_body">
      <style:text-properties officeooo:rsid="28643731" officeooo:paragraph-rsid="26bc97de"/>
    </style:style>
    <style:style style:name="P173" style:family="paragraph" style:parent-style-name="Text_20_body">
      <style:text-properties officeooo:rsid="2952f685" officeooo:paragraph-rsid="26942f8c"/>
    </style:style>
    <style:style style:name="P174" style:family="paragraph" style:parent-style-name="Text_20_body">
      <style:text-properties officeooo:rsid="2952f685" officeooo:paragraph-rsid="26bc97de"/>
    </style:style>
    <style:style style:name="P175" style:family="paragraph" style:parent-style-name="Text_20_body">
      <style:text-properties officeooo:rsid="29a09a34" officeooo:paragraph-rsid="26bc97de"/>
    </style:style>
    <style:style style:name="P176" style:family="paragraph" style:parent-style-name="Text_20_body">
      <style:text-properties officeooo:rsid="27cfe140" officeooo:paragraph-rsid="26942f8c"/>
    </style:style>
    <style:style style:name="P177" style:family="paragraph" style:parent-style-name="Text_20_body">
      <style:text-properties officeooo:rsid="27cfe140" officeooo:paragraph-rsid="26bc97de"/>
    </style:style>
    <style:style style:name="P178" style:family="paragraph" style:parent-style-name="Text_20_body">
      <style:text-properties officeooo:rsid="27dca26a" officeooo:paragraph-rsid="26942f8c"/>
    </style:style>
    <style:style style:name="P179" style:family="paragraph" style:parent-style-name="Text_20_body">
      <style:text-properties officeooo:rsid="27dca26a" officeooo:paragraph-rsid="26bc97de"/>
    </style:style>
    <style:style style:name="P180" style:family="paragraph" style:parent-style-name="Text_20_body">
      <style:text-properties officeooo:rsid="2877c692" officeooo:paragraph-rsid="26942f8c"/>
    </style:style>
    <style:style style:name="P181" style:family="paragraph" style:parent-style-name="Text_20_body">
      <style:text-properties officeooo:rsid="2877c692" officeooo:paragraph-rsid="26bc97de"/>
    </style:style>
    <style:style style:name="P182" style:family="paragraph" style:parent-style-name="Text_20_body">
      <style:text-properties officeooo:rsid="27de28c2" officeooo:paragraph-rsid="26942f8c"/>
    </style:style>
    <style:style style:name="P183" style:family="paragraph" style:parent-style-name="Text_20_body">
      <style:text-properties officeooo:rsid="27de28c2" officeooo:paragraph-rsid="26bc97de"/>
    </style:style>
    <style:style style:name="P184" style:family="paragraph" style:parent-style-name="Text_20_body">
      <style:text-properties officeooo:rsid="288d159a" officeooo:paragraph-rsid="26942f8c"/>
    </style:style>
    <style:style style:name="P185" style:family="paragraph" style:parent-style-name="Text_20_body">
      <style:text-properties officeooo:rsid="288d159a" officeooo:paragraph-rsid="26bc97de"/>
    </style:style>
    <style:style style:name="P186" style:family="paragraph" style:parent-style-name="Text_20_body">
      <style:text-properties officeooo:rsid="28d9391a" officeooo:paragraph-rsid="26942f8c"/>
    </style:style>
    <style:style style:name="P187" style:family="paragraph" style:parent-style-name="Text_20_body">
      <style:text-properties officeooo:rsid="28d9391a" officeooo:paragraph-rsid="26bc97de"/>
    </style:style>
    <style:style style:name="P188" style:family="paragraph" style:parent-style-name="Text_20_body">
      <style:text-properties officeooo:rsid="28912d11" officeooo:paragraph-rsid="26942f8c"/>
    </style:style>
    <style:style style:name="P189" style:family="paragraph" style:parent-style-name="Text_20_body">
      <style:text-properties officeooo:rsid="28912d11" officeooo:paragraph-rsid="26bc97de"/>
    </style:style>
    <style:style style:name="P190" style:family="paragraph" style:parent-style-name="Text_20_body">
      <style:text-properties officeooo:rsid="2928ec79" officeooo:paragraph-rsid="269e6f53"/>
    </style:style>
    <style:style style:name="P191" style:family="paragraph" style:parent-style-name="Text_20_body">
      <style:text-properties officeooo:rsid="2928ec79" officeooo:paragraph-rsid="26bc97de"/>
    </style:style>
    <style:style style:name="P192" style:family="paragraph" style:parent-style-name="Text_20_body">
      <style:text-properties officeooo:rsid="299cb7fc" officeooo:paragraph-rsid="26942f8c"/>
    </style:style>
    <style:style style:name="P193" style:family="paragraph" style:parent-style-name="Text_20_body">
      <style:text-properties officeooo:rsid="299cb7fc" officeooo:paragraph-rsid="26bc97de"/>
    </style:style>
    <style:style style:name="P194" style:family="paragraph" style:parent-style-name="Text_20_body">
      <style:text-properties officeooo:rsid="273c4cea" officeooo:paragraph-rsid="26942f8c"/>
    </style:style>
    <style:style style:name="P195" style:family="paragraph" style:parent-style-name="Text_20_body">
      <style:text-properties officeooo:rsid="273c4cea" officeooo:paragraph-rsid="26bc97de"/>
    </style:style>
    <style:style style:name="P196" style:family="paragraph" style:parent-style-name="Text_20_body">
      <style:text-properties officeooo:rsid="27efbbfc" officeooo:paragraph-rsid="26942f8c"/>
    </style:style>
    <style:style style:name="P197" style:family="paragraph" style:parent-style-name="Text_20_body">
      <style:text-properties officeooo:rsid="27efbbfc" officeooo:paragraph-rsid="26bc97de"/>
    </style:style>
    <style:style style:name="P198" style:family="paragraph" style:parent-style-name="Text_20_body">
      <style:text-properties officeooo:rsid="29df35d9" officeooo:paragraph-rsid="26942f8c"/>
    </style:style>
    <style:style style:name="P199" style:family="paragraph" style:parent-style-name="Text_20_body">
      <style:text-properties officeooo:rsid="29df35d9" officeooo:paragraph-rsid="26bc97de"/>
    </style:style>
    <style:style style:name="P200" style:family="paragraph" style:parent-style-name="Text_20_body">
      <style:text-properties officeooo:rsid="28293c48" officeooo:paragraph-rsid="26942f8c"/>
    </style:style>
    <style:style style:name="P201" style:family="paragraph" style:parent-style-name="Text_20_body">
      <style:text-properties officeooo:rsid="28293c48" officeooo:paragraph-rsid="26bc97de"/>
    </style:style>
    <style:style style:name="P202" style:family="paragraph" style:parent-style-name="Text_20_body">
      <style:text-properties officeooo:rsid="276654f6" officeooo:paragraph-rsid="26942f8c"/>
    </style:style>
    <style:style style:name="P203" style:family="paragraph" style:parent-style-name="Text_20_body">
      <style:text-properties officeooo:rsid="276654f6" officeooo:paragraph-rsid="26bc97de"/>
    </style:style>
    <style:style style:name="P204" style:family="paragraph" style:parent-style-name="Text_20_body">
      <style:text-properties officeooo:rsid="29cfdd0f" officeooo:paragraph-rsid="26942f8c"/>
    </style:style>
    <style:style style:name="P205" style:family="paragraph" style:parent-style-name="Text_20_body">
      <style:text-properties officeooo:rsid="29cfdd0f" officeooo:paragraph-rsid="26bc97de"/>
    </style:style>
    <style:style style:name="P206" style:family="paragraph" style:parent-style-name="Text_20_body">
      <style:text-properties officeooo:rsid="295021ef" officeooo:paragraph-rsid="26942f8c"/>
    </style:style>
    <style:style style:name="P207" style:family="paragraph" style:parent-style-name="Text_20_body">
      <style:text-properties officeooo:rsid="295021ef" officeooo:paragraph-rsid="26bc97de"/>
    </style:style>
    <style:style style:name="P208" style:family="paragraph" style:parent-style-name="Text_20_body">
      <style:text-properties officeooo:rsid="27723657" officeooo:paragraph-rsid="26942f8c"/>
    </style:style>
    <style:style style:name="P209" style:family="paragraph" style:parent-style-name="Text_20_body">
      <style:text-properties officeooo:rsid="27723657" officeooo:paragraph-rsid="26bc97de"/>
    </style:style>
    <style:style style:name="P210" style:family="paragraph" style:parent-style-name="Text_20_body">
      <style:text-properties officeooo:rsid="2698ed44" officeooo:paragraph-rsid="2698ed44"/>
    </style:style>
    <style:style style:name="P211" style:family="paragraph" style:parent-style-name="Text_20_body">
      <style:text-properties officeooo:rsid="2698ed44" officeooo:paragraph-rsid="26bc97de"/>
    </style:style>
    <style:style style:name="P212" style:family="paragraph" style:parent-style-name="Text_20_body">
      <style:text-properties officeooo:rsid="269c1356" officeooo:paragraph-rsid="269c1356"/>
    </style:style>
    <style:style style:name="P213" style:family="paragraph" style:parent-style-name="Text_20_body">
      <style:text-properties officeooo:rsid="269c1356" officeooo:paragraph-rsid="26bc97de"/>
    </style:style>
    <style:style style:name="P214" style:family="paragraph" style:parent-style-name="Text_20_body">
      <style:text-properties officeooo:rsid="26a828b0" officeooo:paragraph-rsid="26a828b0"/>
    </style:style>
    <style:style style:name="P215" style:family="paragraph" style:parent-style-name="Text_20_body">
      <style:text-properties officeooo:rsid="26a828b0" officeooo:paragraph-rsid="26bc97de"/>
    </style:style>
    <style:style style:name="P216" style:family="paragraph" style:parent-style-name="Text_20_body">
      <style:text-properties officeooo:rsid="26ab17fa" officeooo:paragraph-rsid="26ab17fa"/>
    </style:style>
    <style:style style:name="P217" style:family="paragraph" style:parent-style-name="Text_20_body">
      <style:text-properties officeooo:rsid="26ab17fa" officeooo:paragraph-rsid="26bc97de"/>
    </style:style>
    <style:style style:name="P218" style:family="paragraph" style:parent-style-name="Text_20_body">
      <style:text-properties officeooo:rsid="2a32041e" officeooo:paragraph-rsid="26bb613a"/>
    </style:style>
    <style:style style:name="P219" style:family="paragraph" style:parent-style-name="Text_20_body">
      <style:text-properties officeooo:rsid="29138a91" officeooo:paragraph-rsid="26bc97de"/>
    </style:style>
    <style:style style:name="P220" style:family="paragraph" style:parent-style-name="Text_20_body">
      <style:text-properties officeooo:rsid="29c8fc9f" officeooo:paragraph-rsid="26bc97de"/>
    </style:style>
    <style:style style:name="P221" style:family="paragraph" style:parent-style-name="Text_20_body" style:list-style-name="L6">
      <style:text-properties officeooo:rsid="29c8fc9f" officeooo:paragraph-rsid="26bc97de"/>
    </style:style>
    <style:style style:name="P222" style:family="paragraph" style:parent-style-name="Text_20_body">
      <style:text-properties officeooo:rsid="2a63087f" officeooo:paragraph-rsid="26bc97de"/>
    </style:style>
    <style:style style:name="P223" style:family="paragraph" style:parent-style-name="Text_20_body" style:list-style-name="L5">
      <style:text-properties officeooo:rsid="2a68eff2" officeooo:paragraph-rsid="26bc97de"/>
    </style:style>
    <style:style style:name="P224" style:family="paragraph" style:parent-style-name="Text_20_body" style:list-style-name="L5">
      <style:text-properties officeooo:paragraph-rsid="26bc97de"/>
    </style:style>
    <style:style style:name="P225" style:family="paragraph" style:parent-style-name="Text_20_body" style:list-style-name="L5">
      <style:text-properties officeooo:rsid="2a7322c6" officeooo:paragraph-rsid="26bc97de"/>
    </style:style>
    <style:style style:name="P226" style:family="paragraph" style:parent-style-name="Text_20_body" style:list-style-name="L6">
      <style:text-properties officeooo:rsid="2a69123a" officeooo:paragraph-rsid="26bc97de"/>
    </style:style>
    <style:style style:name="P227" style:family="paragraph" style:parent-style-name="Text_20_body" style:list-style-name="L6">
      <style:text-properties officeooo:rsid="263211f9" officeooo:paragraph-rsid="26bc97de"/>
    </style:style>
    <style:style style:name="P228" style:family="paragraph" style:parent-style-name="Text_20_body" style:list-style-name="L6">
      <style:text-properties officeooo:rsid="29961c8d" officeooo:paragraph-rsid="26be74fd"/>
    </style:style>
    <style:style style:name="P229" style:family="paragraph" style:parent-style-name="Text_20_body">
      <style:text-properties officeooo:rsid="27e86056" officeooo:paragraph-rsid="26be74fd"/>
    </style:style>
    <style:style style:name="P230" style:family="paragraph" style:parent-style-name="Text_20_body" style:master-page-name="First_20_Page">
      <style:paragraph-properties style:page-number="auto"/>
      <style:text-properties officeooo:rsid="27342c7a" officeooo:paragraph-rsid="26bc97de"/>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officeooo:rsid="267361c1"/>
    </style:style>
    <style:style style:name="T7" style:family="text">
      <style:text-properties fo:language="cs" fo:country="CZ" officeooo:rsid="268162f1"/>
    </style:style>
    <style:style style:name="T8" style:family="text">
      <style:text-properties fo:language="cs" fo:country="CZ" fo:font-style="italic" officeooo:rsid="27934e86" style:font-style-asian="italic" style:font-style-complex="italic"/>
    </style:style>
    <style:style style:name="T9" style:family="text">
      <style:text-properties fo:language="cs" fo:country="CZ" officeooo:rsid="29f94aac"/>
    </style:style>
    <style:style style:name="T10" style:family="text">
      <style:text-properties fo:language="cs" fo:country="CZ" officeooo:rsid="2a00f3f3"/>
    </style:style>
    <style:style style:name="T11" style:family="text">
      <style:text-properties fo:language="en" fo:country="US" officeooo:rsid="267361c1"/>
    </style:style>
    <style:style style:name="T12" style:family="text">
      <style:text-properties fo:language="en" fo:country="US" officeooo:rsid="266e12c9"/>
    </style:style>
    <style:style style:name="T13" style:family="text">
      <style:text-properties fo:language="en" fo:country="US" officeooo:rsid="26422cf4"/>
    </style:style>
    <style:style style:name="T14" style:family="text">
      <style:text-properties fo:language="en" fo:country="US" officeooo:rsid="25ff768f"/>
    </style:style>
    <style:style style:name="T15" style:family="text">
      <style:text-properties fo:language="en" fo:country="US" officeooo:rsid="29f94aac"/>
    </style:style>
    <style:style style:name="T16" style:family="text">
      <style:text-properties fo:language="en" fo:country="US" officeooo:rsid="282237a6"/>
    </style:style>
    <style:style style:name="T17" style:family="text">
      <style:text-properties fo:language="en" fo:country="US" fo:font-style="italic" officeooo:rsid="29f94aac" style:font-style-asian="italic" style:font-style-complex="italic"/>
    </style:style>
    <style:style style:name="T18" style:family="text">
      <style:text-properties officeooo:rsid="2692179b"/>
    </style:style>
    <style:style style:name="T19" style:family="text">
      <style:text-properties officeooo:rsid="2655ebc1"/>
    </style:style>
    <style:style style:name="T20" style:family="text">
      <style:text-properties officeooo:rsid="261b0658"/>
    </style:style>
    <style:style style:name="T21" style:family="text">
      <style:text-properties officeooo:rsid="260ddd58"/>
    </style:style>
    <style:style style:name="T22" style:family="text">
      <style:text-properties fo:font-style="italic" style:font-style-asian="italic" style:font-style-complex="italic"/>
    </style:style>
    <style:style style:name="T23" style:family="text">
      <style:text-properties fo:font-style="italic" officeooo:rsid="260ddd58" style:font-style-asian="italic" style:font-style-complex="italic"/>
    </style:style>
    <style:style style:name="T24" style:family="text">
      <style:text-properties fo:font-style="italic" officeooo:rsid="285f2335" style:font-style-asian="italic" style:font-style-complex="italic"/>
    </style:style>
    <style:style style:name="T25" style:family="text">
      <style:text-properties fo:font-style="italic" officeooo:rsid="27934e86" style:font-style-asian="italic" style:font-style-complex="italic"/>
    </style:style>
    <style:style style:name="T26" style:family="text">
      <style:text-properties officeooo:rsid="27683e90"/>
    </style:style>
    <style:style style:name="T27" style:family="text">
      <style:text-properties officeooo:rsid="2640cc31"/>
    </style:style>
    <style:style style:name="T28" style:family="text">
      <style:text-properties officeooo:rsid="26403531"/>
    </style:style>
    <style:style style:name="T29" style:family="text">
      <style:text-properties officeooo:rsid="25ea331a"/>
    </style:style>
    <style:style style:name="T30" style:family="text">
      <style:text-properties officeooo:rsid="25ee6a96"/>
    </style:style>
    <style:style style:name="T31" style:family="text">
      <style:text-properties officeooo:rsid="25f386e9"/>
    </style:style>
    <style:style style:name="T32" style:family="text">
      <style:text-properties officeooo:rsid="25f44113"/>
    </style:style>
    <style:style style:name="T33" style:family="text">
      <style:text-properties officeooo:rsid="25efe105"/>
    </style:style>
    <style:style style:name="T34" style:family="text">
      <style:text-properties officeooo:rsid="25f1ebf9"/>
    </style:style>
    <style:style style:name="T35" style:family="text">
      <style:text-properties officeooo:rsid="2659c3f5"/>
    </style:style>
    <style:style style:name="T36" style:family="text">
      <style:text-properties officeooo:rsid="267a6988"/>
    </style:style>
    <style:style style:name="T37" style:family="text">
      <style:text-properties style:text-line-through-style="solid" style:text-line-through-type="single" officeooo:rsid="277fa237"/>
    </style:style>
    <style:style style:name="T38" style:family="text">
      <style:text-properties style:text-line-through-style="solid" style:text-line-through-type="single" officeooo:rsid="27819b75"/>
    </style:style>
    <style:style style:name="T39" style:family="text">
      <style:text-properties officeooo:rsid="267237ab"/>
    </style:style>
    <style:style style:name="T40" style:family="text">
      <style:text-properties officeooo:rsid="267725cd"/>
    </style:style>
    <style:style style:name="T41" style:family="text">
      <style:text-properties officeooo:rsid="26764fc1"/>
    </style:style>
    <style:style style:name="T42" style:family="text">
      <style:text-properties officeooo:rsid="26601ee3"/>
    </style:style>
    <style:style style:name="T43" style:family="text">
      <style:text-properties officeooo:rsid="276a2cb5"/>
    </style:style>
    <style:style style:name="T44" style:family="text">
      <style:text-properties officeooo:rsid="26580959"/>
    </style:style>
    <style:style style:name="T45" style:family="text">
      <style:text-properties officeooo:rsid="266051a0"/>
    </style:style>
    <style:style style:name="T46" style:family="text">
      <style:text-properties officeooo:rsid="2662c4f3"/>
    </style:style>
    <style:style style:name="T47" style:family="text">
      <style:text-properties officeooo:rsid="287f651e"/>
    </style:style>
    <style:style style:name="T48" style:family="text">
      <style:text-properties officeooo:rsid="285f2335"/>
    </style:style>
    <style:style style:name="T49" style:family="text">
      <style:text-properties fo:font-style="normal" officeooo:rsid="285f2335" style:font-style-asian="normal" style:font-style-complex="normal"/>
    </style:style>
    <style:style style:name="T50" style:family="text">
      <style:text-properties officeooo:rsid="28610578"/>
    </style:style>
    <style:style style:name="T51" style:family="text">
      <style:text-properties officeooo:rsid="28520c6c"/>
    </style:style>
    <style:style style:name="T52" style:family="text">
      <style:text-properties officeooo:rsid="25e2bb11"/>
    </style:style>
    <style:style style:name="T53" style:family="text">
      <style:text-properties officeooo:rsid="260f679c"/>
    </style:style>
    <style:style style:name="T54" style:family="text">
      <style:text-properties officeooo:rsid="2604b2f7"/>
    </style:style>
    <style:style style:name="T55" style:family="text">
      <style:text-properties officeooo:rsid="2605823d"/>
    </style:style>
    <style:style style:name="T56" style:family="text">
      <style:text-properties officeooo:rsid="26110261"/>
    </style:style>
    <style:style style:name="T57" style:family="text">
      <style:text-properties officeooo:rsid="26063359"/>
    </style:style>
    <style:style style:name="T58" style:family="text">
      <style:text-properties officeooo:rsid="2616d6e4"/>
    </style:style>
    <style:style style:name="T59" style:family="text">
      <style:text-properties officeooo:rsid="2617d30d"/>
    </style:style>
    <style:style style:name="T60" style:family="text">
      <style:text-properties officeooo:rsid="28897d1f"/>
    </style:style>
    <style:style style:name="T61" style:family="text">
      <style:text-properties officeooo:rsid="28912d11"/>
    </style:style>
    <style:style style:name="T62" style:family="text">
      <style:text-properties officeooo:rsid="28cb3ff5"/>
    </style:style>
    <style:style style:name="T63" style:family="text">
      <style:text-properties officeooo:rsid="28cc74b6"/>
    </style:style>
    <style:style style:name="T64" style:family="text">
      <style:text-properties officeooo:rsid="2880877b"/>
    </style:style>
    <style:style style:name="T65" style:family="text">
      <style:text-properties officeooo:rsid="279ad9c5"/>
    </style:style>
    <style:style style:name="T66" style:family="text">
      <style:text-properties officeooo:rsid="26755ab7"/>
    </style:style>
    <style:style style:name="T67" style:family="text">
      <style:text-properties officeooo:rsid="2638215c"/>
    </style:style>
    <style:style style:name="T68" style:family="text">
      <style:text-properties officeooo:rsid="263bfe87"/>
    </style:style>
    <style:style style:name="T69" style:family="text">
      <style:text-properties officeooo:rsid="26471ce4"/>
    </style:style>
    <style:style style:name="T70" style:family="text">
      <style:text-properties officeooo:rsid="2633efee"/>
    </style:style>
    <style:style style:name="T71" style:family="text">
      <style:text-properties officeooo:rsid="25f8f740"/>
    </style:style>
    <style:style style:name="T72" style:family="text">
      <style:text-properties officeooo:rsid="25f94849"/>
    </style:style>
    <style:style style:name="T73" style:family="text">
      <style:text-properties officeooo:rsid="25fd6506"/>
    </style:style>
    <style:style style:name="T74" style:family="text">
      <style:text-properties officeooo:rsid="25fb82e6"/>
    </style:style>
    <style:style style:name="T75" style:family="text">
      <style:text-properties officeooo:rsid="27bdd0d0"/>
    </style:style>
    <style:style style:name="T76" style:family="text">
      <style:text-properties officeooo:rsid="27934e86"/>
    </style:style>
    <style:style style:name="T77" style:family="text">
      <style:text-properties officeooo:rsid="28a125d9"/>
    </style:style>
    <style:style style:name="T78" style:family="text">
      <style:text-properties officeooo:rsid="28253047"/>
    </style:style>
    <style:style style:name="T79" style:family="text">
      <style:text-properties officeooo:rsid="2882f06d"/>
    </style:style>
    <style:style style:name="T80" style:family="text">
      <style:text-properties officeooo:rsid="29f5ca40"/>
    </style:style>
    <style:style style:name="T81" style:family="text">
      <style:text-properties officeooo:rsid="2a2b86d4"/>
    </style:style>
    <style:style style:name="T82" style:family="text">
      <style:text-properties officeooo:rsid="2a2a37c1"/>
    </style:style>
    <style:style style:name="T83" style:family="text">
      <style:text-properties officeooo:rsid="2a28fd67"/>
    </style:style>
    <style:style style:name="T84" style:family="text">
      <style:text-properties officeooo:rsid="2a2791a2"/>
    </style:style>
    <style:style style:name="T85" style:family="text">
      <style:text-properties officeooo:rsid="28d418db"/>
    </style:style>
    <style:style style:name="T86" style:family="text">
      <style:text-properties officeooo:rsid="28d541cb"/>
    </style:style>
    <style:style style:name="T87" style:family="text">
      <style:text-properties officeooo:rsid="2a25e1f2"/>
    </style:style>
    <style:style style:name="T88" style:family="text">
      <style:text-properties officeooo:rsid="299ddd6b"/>
    </style:style>
    <style:style style:name="T89" style:family="text">
      <style:text-properties officeooo:rsid="28e2a33c"/>
    </style:style>
    <style:style style:name="T90" style:family="text">
      <style:text-properties officeooo:rsid="28e048ea"/>
    </style:style>
    <style:style style:name="T91" style:family="text">
      <style:text-properties officeooo:rsid="26942f8c"/>
    </style:style>
    <style:style style:name="T92" style:family="text">
      <style:text-properties officeooo:rsid="288aa3ba"/>
    </style:style>
    <style:style style:name="T93" style:family="text">
      <style:text-properties officeooo:rsid="2694ab0e"/>
    </style:style>
    <style:style style:name="T94" style:family="text">
      <style:text-properties officeooo:rsid="2695f9a4"/>
    </style:style>
    <style:style style:name="T95" style:family="text">
      <style:text-properties officeooo:rsid="26970494"/>
    </style:style>
    <style:style style:name="T96" style:family="text">
      <style:text-properties officeooo:rsid="269a28e5"/>
    </style:style>
    <style:style style:name="T97" style:family="text">
      <style:text-properties officeooo:rsid="269d01ee"/>
    </style:style>
    <style:style style:name="T98" style:family="text">
      <style:text-properties officeooo:rsid="269e6f53"/>
    </style:style>
    <style:style style:name="T99" style:family="text">
      <style:text-properties officeooo:rsid="269f2c8f"/>
    </style:style>
    <style:style style:name="T100" style:family="text">
      <style:text-properties officeooo:rsid="269fd932"/>
    </style:style>
    <style:style style:name="T101" style:family="text">
      <style:text-properties officeooo:rsid="26a08456"/>
    </style:style>
    <style:style style:name="T102" style:family="text">
      <style:text-properties officeooo:rsid="26a1be84"/>
    </style:style>
    <style:style style:name="T103" style:family="text">
      <style:text-properties officeooo:rsid="26a1ccd4"/>
    </style:style>
    <style:style style:name="T104" style:family="text">
      <style:text-properties officeooo:rsid="26a37464"/>
    </style:style>
    <style:style style:name="T105" style:family="text">
      <style:text-properties officeooo:rsid="26a468cd"/>
    </style:style>
    <style:style style:name="T106" style:family="text">
      <style:text-properties officeooo:rsid="26a50403"/>
    </style:style>
    <style:style style:name="T107" style:family="text">
      <style:text-properties officeooo:rsid="26a524f5"/>
    </style:style>
    <style:style style:name="T108" style:family="text">
      <style:text-properties officeooo:rsid="26a6fb61"/>
    </style:style>
    <style:style style:name="T109" style:family="text">
      <style:text-properties officeooo:rsid="26a7c37c"/>
    </style:style>
    <style:style style:name="T110" style:family="text">
      <style:text-properties officeooo:rsid="26a9fe97"/>
    </style:style>
    <style:style style:name="T111" style:family="text">
      <style:text-properties officeooo:rsid="26ac96e2"/>
    </style:style>
    <style:style style:name="T112" style:family="text">
      <style:text-properties officeooo:rsid="26addb8b"/>
    </style:style>
    <style:style style:name="T113" style:family="text">
      <style:text-properties officeooo:rsid="26ae57ac"/>
    </style:style>
    <style:style style:name="T114" style:family="text">
      <style:text-properties officeooo:rsid="26af16fa"/>
    </style:style>
    <style:style style:name="T115" style:family="text">
      <style:text-properties officeooo:rsid="26b023c8"/>
    </style:style>
    <style:style style:name="T116" style:family="text">
      <style:text-properties officeooo:rsid="26b024e4"/>
    </style:style>
    <style:style style:name="T117" style:family="text">
      <style:text-properties officeooo:rsid="26b0287d"/>
    </style:style>
    <style:style style:name="T118" style:family="text">
      <style:text-properties officeooo:rsid="26b0b017"/>
    </style:style>
    <style:style style:name="T119" style:family="text">
      <style:text-properties officeooo:rsid="26b224c4"/>
    </style:style>
    <style:style style:name="T120" style:family="text">
      <style:text-properties officeooo:rsid="26b2a1b1"/>
    </style:style>
    <style:style style:name="T121" style:family="text">
      <style:text-properties officeooo:rsid="26b3c908"/>
    </style:style>
    <style:style style:name="T122" style:family="text">
      <style:text-properties officeooo:rsid="26b4e3ef"/>
    </style:style>
    <style:style style:name="T123" style:family="text">
      <style:text-properties officeooo:rsid="26b567fc"/>
    </style:style>
    <style:style style:name="T124" style:family="text">
      <style:text-properties officeooo:rsid="26b62c84"/>
    </style:style>
    <style:style style:name="T125" style:family="text">
      <style:text-properties officeooo:rsid="26b8180f"/>
    </style:style>
    <style:style style:name="T126" style:family="text">
      <style:text-properties officeooo:rsid="26b936d4"/>
    </style:style>
    <style:style style:name="T127" style:family="text">
      <style:text-properties officeooo:rsid="26b9d365"/>
    </style:style>
    <style:style style:name="T128" style:family="text">
      <style:text-properties officeooo:rsid="2a63087f"/>
    </style:style>
    <style:style style:name="T129"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130" style:family="text">
      <style:text-properties officeooo:rsid="29c8fc9f"/>
    </style:style>
    <style:style style:name="T131" style:family="text">
      <style:text-properties officeooo:rsid="2a68e6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ODO</text:h>
      <text:p text:style-name="P229">TODO: Vyrobit grafiku textů.</text:p>
      <text:list xml:id="list809752642" text:style-name="L6">
        <text:list-item>
          <text:p text:style-name="P228">TODO: Vyzkoušet font Lithos pro</text:p>
        </text:list-item>
      </text:list>
      <text:p text:style-name="P218">TODO: Napsat texty pro horníky.</text:p>
      <text:p text:style-name="P163">TODO: Zrušit žebříky z vnitřní šachty? Asi jo, zní to jako fajn překážka, která mi celkově v dole chybí (a že si důl o vertikální šplhání přímo říká).</text:p>
      <text:list xml:id="list2606420443" text:style-name="L4">
        <text:list-item>
          <text:p text:style-name="P162">postavy tam mohou nanosit jiný (tzn. nechat tam příčky? Asi aspoň některý jo).</text:p>
        </text:list-item>
        <text:list-item>
          <text:p text:style-name="P162">mohou použít řetěz z hlavní šachty.</text:p>
        </text:list-item>
        <text:list-item>
          <text:p text:style-name="P162">mohou jít přes trolla.</text:p>
        </text:list-item>
        <text:list-item>
          <text:p text:style-name="P164">TODO: Přidat to k popisu B13</text:p>
        </text:list-item>
      </text:list>
      <text:p text:style-name="P161">TODO: Možná aspoň dát do B13 rumpál. Nebo ne, ať si ho postavy vyroběj samy?</text:p>
      <text:p text:style-name="P160"/>
      <text:list xml:id="list1924014033" text:style-name="L1">
        <text:list-item>
          <text:p text:style-name="P159">TODO: Očíslovat horníky, ústí chodeb do šachty (budou tam připravený kýbly na vytažení.</text:p>
        </text:list-item>
        <text:list-item>
          <text:p text:style-name="P158">TODO: Přečíslovat místnosti.</text:p>
        </text:list-item>
      </text:list>
      <text:p text:style-name="P156"/>
      <text:list xml:id="list223937532364506" text:continue-numbering="true" text:style-name="L1">
        <text:list-item>
          <text:p text:style-name="P155">TODO: Udělat z kovářského kladiva magickou zbraň.</text:p>
        </text:list-item>
        <text:list-item>
          <text:p text:style-name="P155">TODO: Přejmenovat karty skřetů.</text:p>
        </text:list-item>
        <text:list-item>
          <text:p text:style-name="P155"><text:span text:style-name="T15">TODO: Obrázek pro kovářské kladivo a dvojbřitou sekeru.</text:span></text:p>
        </text:list-item>
        <text:list-item>
          <text:p text:style-name="P157"><text:span text:style-name="T15">TODO: Obrázek pro </text:span><text:span text:style-name="T17">runu věčnosti</text:span><text:span text:style-name="T15">.</text:span></text:p>
        </text:list-item>
      </text:list>
      <text:p text:style-name="P156"><text:soft-page-break/><text:span text:style-name="T15"/></text:p>
      <text:list xml:id="list223936791883054" text:continue-numbering="true" text:style-name="L1">
        <text:list-item>
          <text:p text:style-name="P85"><text:span text:style-name="T15">TODO: Líheň obřích brouků by na mapě měla bejt zanořená pod úrovní štoly </text:span><text:span text:style-name="T16">(jako vana)</text:span><text:span text:style-name="T15">.</text:span></text:p>
          <text:p text:style-name="P86"/>
        </text:list-item>
        <text:list-item>
          <text:p text:style-name="P84"><text:span text:style-name="T15">[</text:span><text:span text:style-name="T9">done</text:span><text:span text:style-name="T15">] </text:span><text:span text:style-name="T79">Přes líheň se jde do vnitřní šachty.</text:span></text:p>
        </text:list-item>
        <text:list-item>
          <text:p text:style-name="P87"><text:span text:style-name="T15">[</text:span><text:span text:style-name="T9">done</text:span><text:span text:style-name="T15">] </text:span>U dolujícího bouka by měl bejt horník s motykou a lopatou. A měly by odtamtud hlínu vozit ploštice.</text:p>
        </text:list-item>
        <text:list-item>
          <text:p text:style-name="P84"><text:span text:style-name="T15">[</text:span><text:span text:style-name="T9">done</text:span><text:span text:style-name="T15">] </text:span><text:span text:style-name="T80">Sklad trhavin by měl bejt co nejdál od Vnitřní šachty a ideálně i daleko od trolla.</text:span></text:p>
          <text:list>
            <text:list-item>
              <text:p text:style-name="P88">Navíc tam chrněj dělňasové, takže by to mělo bejt poblíž toho, kde se kutá.</text:p>
            </text:list-item>
          </text:list>
        </text:list-item>
        <text:list-item>
          <text:p text:style-name="P89"><text:span text:style-name="T15">[</text:span><text:span text:style-name="T9">done</text:span><text:span text:style-name="T15">] </text:span>Runotepecká dílna by měla bejt daleko od vnitřní šachty.</text:p>
        </text:list-item>
        <text:list-item>
          <text:p text:style-name="P90"><text:span text:style-name="T15">[</text:span><text:span text:style-name="T10">sort of, ale ok</text:span><text:span text:style-name="T15">] </text:span>Obytná místnost by měla bejt daleko od kovárny (je v ní klíč k truhle v kovárně).</text:p>
          <text:list>
            <text:list-item>
              <text:p text:style-name="P91">Může bejt ale blízko zbrojnice (potenciální větší nebezpečí pro postavy).</text:p>
            </text:list-item>
          </text:list>
        </text:list-item>
      </text:list>
      <text:p text:style-name="P69"/>
      <text:list xml:id="list223936639543213" text:continue-numbering="true" text:style-name="L1">
        <text:list-item>
          <text:p text:style-name="P92">TODO: Vymyslet použití pro výbušninu.</text:p>
          <text:list>
            <text:list-item>
              <text:p text:style-name="P93">Možná dveře do <text:span text:style-name="T78">vnitřní</text:span> šachty?</text:p>
              <text:list>
                <text:list-item>
                  <text:p text:style-name="P94">Asi jen když družina nemá zloděje (je blbost nedovolit mu to picknout).</text:p>
                </text:list-item>
                <text:list-item>
                  <text:p text:style-name="P95"><text:soft-page-break/>TODO: To znamená, že v Obytné místnosti nesmí bejt klíč.</text:p>
                </text:list-item>
              </text:list>
            </text:list-item>
          </text:list>
        </text:list-item>
        <text:list-item>
          <text:p text:style-name="P96">TODO: Do hlavní šachty by asi měl bejt nějakej provizorní vstup, než bude hotovej žebřík (nejspíš provaz s uzlama). <text:span text:style-name="T77">Taky by vedle měl bejt provaz na spouštění jídla a tak.</text:span></text:p>
        </text:list-item>
        <text:list-item>
          <text:p text:style-name="P97">TODO: Skřetí kovář do kovárny.</text:p>
        </text:list-item>
        <text:list-item>
          <text:p text:style-name="P98">TODO: Na povrchu by měla bejt hromada vytěžený rudy a vedle stopy po tom, jak se někam odvážela (kola od vozu, tažná zvířata – voli asi).</text:p>
        </text:list-item>
        <text:list-item>
          <text:p text:style-name="P100">TODO: Skřetí strážnice (místo, kde přespávaj ozbrojení skřeti) – abych se na to mohl odkazovat. Nejspíš někde poblíž vchodu do dolu.</text:p>
          <text:list>
            <text:list-item>
              <text:p text:style-name="P101">Použiju na to zbrojnici.</text:p>
            </text:list-item>
          </text:list>
        </text:list-item>
        <text:list-item>
          <text:p text:style-name="P102">TODO: Skřeti</text:p>
          <text:list>
            <text:list-item>
              <text:p text:style-name="P102">IDEA: Zbraně má jen náčelník a jeho <text:span text:style-name="T60">stráž</text:span>.</text:p>
            </text:list-item>
            <text:list-item>
              <text:p text:style-name="P103">Zbylí skřeti jsou dělníci a budou mít spíš jen hornické náčiní.</text:p>
              <text:list>
                <text:list-item>
                  <text:p text:style-name="P104">Skřetí náčelník (trpaslická dvoubřitá sekera, <text:span text:style-name="T61">trpaslický nůž</text:span>), <text:span text:style-name="T61">zbroj</text:span></text:p>
                </text:list-item>
                <text:list-item>
                  <text:p text:style-name="P104">skřetice s vrhacími noži</text:p>
                </text:list-item>
                <text:list-item>
                  <text:p text:style-name="P104"><text:span text:style-name="T62">2</text:span>x skřet s lukem</text:p>
                </text:list-item>
                <text:list-item>
                  <text:p text:style-name="P104">2x skřet s kopím <text:span text:style-name="T61">(skřetí lehká zbroj)</text:span></text:p>
                </text:list-item>
                <text:list-item>
                  <text:p text:style-name="P107">3x skřet s krumpáčem</text:p>
                </text:list-item>
                <text:list-item>
                  <text:p text:style-name="P107"><text:soft-page-break/><text:span text:style-name="T63">2</text:span>x skřet s motykou</text:p>
                </text:list-item>
                <text:list-item>
                  <text:p text:style-name="P111">Skřetí řemeslník (v kůlně na povrchu)</text:p>
                </text:list-item>
              </text:list>
            </text:list-item>
          </text:list>
        </text:list-item>
        <text:list-item>
          <text:p text:style-name="P112">TODO: Kam skřeti chodí na záchod?</text:p>
          <text:list>
            <text:list-item>
              <text:p text:style-name="P112">Asi do líhně obřích brouků.</text:p>
            </text:list-item>
            <text:list-item>
              <text:p text:style-name="P112">TODO: Zápach do líhně obřích brouků.</text:p>
            </text:list-item>
          </text:list>
        </text:list-item>
        <text:list-item>
          <text:p text:style-name="P115">TODO: Kde skřeti berou vodu? Z čeho pijou?</text:p>
          <text:list>
            <text:list-item>
              <text:p text:style-name="P116">V potoce.</text:p>
            </text:list-item>
          </text:list>
        </text:list-item>
        <text:list-item>
          <text:p text:style-name="P99">TODO: Kde si skřeti vaří a kde skladují jídlo?</text:p>
          <text:list>
            <text:list-item>
              <text:p text:style-name="P117">V kůlně na povrchu.</text:p>
            </text:list-item>
          </text:list>
        </text:list-item>
        <text:list-item>
          <text:p text:style-name="P118">TODO: Nějaký nástroje dát do kůlny (tesařský?)</text:p>
          <text:list>
            <text:list-item>
              <text:p text:style-name="P118">sekeru, špachtli, hladítko</text:p>
            </text:list-item>
            <text:list-item>
              <text:p text:style-name="P118">nůž by mohl mít skřet - řemeslník</text:p>
            </text:list-item>
          </text:list>
        </text:list-item>
        <text:list-item>
          <text:p text:style-name="P119">TODO: Někam dát hornické nástroje (asi je teď používají skřeti).</text:p>
        </text:list-item>
        <text:list-item>
          <text:p text:style-name="P120">TODO: <text:span text:style-name="T64">R</text:span>opracovanej žebřík <text:span text:style-name="T64">do kůlny</text:span>.</text:p>
        </text:list-item>
        <text:list-item>
          <text:p text:style-name="P122">TODO: Asi by tu někde měla bejt trpaslická kovárna (vedle dílny nejspíš). Nebo možná spojit Dílu a kovárnu? <text:span text:style-name="T51">Asi jo.</text:span></text:p>
        </text:list-item>
        <text:list-item>
          <text:p text:style-name="P123">TODO: Consumables!</text:p>
          <text:list>
            <text:list-item>
              <text:p text:style-name="P123">Aspoň jeden lektvar, mast, nebo tak něco.</text:p>
            </text:list-item>
            <text:list-item>
              <text:p text:style-name="P124"><text:soft-page-break/>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125">Popáleniny tu asi nehrozej (ani od kyseliny).</text:p>
                </text:list-item>
                <text:list-item>
                  <text:p text:style-name="P126">Možná <text:span text:style-name="T22">pavoučí lektvar</text:span> by se mohl hodit.</text:p>
                </text:list-item>
                <text:list-item>
                  <text:p text:style-name="P126"><text:span text:style-name="T48">Nebo </text:span><text:span text:style-name="T24">lektvar vodního dechu</text:span><text:span text:style-name="T49"> (jo, ten určitě)</text:span><text:span text:style-name="T48">.</text:span></text:p>
                  <text:list>
                    <text:list-item>
                      <text:p text:style-name="P127">Kam s ním? Do šéfovy skříně? Asi jo... <text:span text:style-name="T50">Nebo mu tam vedle skříně dát ještě trezor? (Ať je aspoň něco zapastěný?)</text:span></text:p>
                      <text:list>
                        <text:list-item>
                          <text:p text:style-name="P128">Možná by ten trezor mohl bejt za skříní.</text:p>
                        </text:list-item>
                      </text:list>
                    </text:list-item>
                  </text:list>
                </text:list-item>
              </text:list>
            </text:list-item>
          </text:list>
        </text:list-item>
        <text:list-item>
          <text:p text:style-name="P129">TODO: Past na dveřích do vnitřní šachty (když se někdo pokusí vypáčit zámek).</text:p>
          <text:list>
            <text:list-item>
              <text:p text:style-name="P130">Nestačí <text:span text:style-name="T22">runová stráž</text:span>?</text:p>
            </text:list-item>
          </text:list>
        </text:list-item>
        <text:list-item>
          <text:p text:style-name="P131">TODO: Jak se skřeti dostávají do dolu?</text:p>
          <text:list>
            <text:list-item>
              <text:p text:style-name="P121">Dokud důl fungoval, tak tam lezli normálně po žebříku a materiál vytahoval zlobr. Teď důl nefunguje.</text:p>
              <text:list>
                <text:list-item>
                  <text:p text:style-name="P121">Asi se ho budou snažit znovu rozběhnout.</text:p>
                </text:list-item>
                <text:list-item>
                  <text:p text:style-name="P121">TODO: Mohl by tam bejt třeba ropracovanej žebřík.</text:p>
                </text:list-item>
              </text:list>
            </text:list-item>
            <text:list-item>
              <text:p text:style-name="P132">Otázka je, jestli skřeti nechtěli boční vchod zprovoznit záměrně. Ale asi <text:span text:style-name="T47">spíš</text:span> ne.</text:p>
            </text:list-item>
          </text:list>
        </text:list-item>
        <text:list-item>
          <text:p text:style-name="P133">TODO: Dát do podzemí něco k opravování.</text:p>
          <text:list>
            <text:list-item>
              <text:list>
                <text:list-item>
                  <text:p text:style-name="P134"><text:soft-page-break/>Rozbitá opakovací kuše.</text:p>
                </text:list-item>
                <text:list-item>
                  <text:p text:style-name="P135">Rozbitej plamenomet nad zatopeném dně hlavní šachty.</text:p>
                </text:list-item>
                <text:list-item>
                  <text:p text:style-name="P136">Možná klíč od vnitřní šachty? Proč by ale byl rozbitej?</text:p>
                </text:list-item>
                <text:list-item>
                  <text:p text:style-name="P137"><text:span text:style-name="T37">Možná rumpál ve vnitřní šachtě? (To by šlo. </text:span><text:span text:style-name="T38">Jsou tam ale žebříky, takže proč by to postavy dělaly?</text:span><text:span text:style-name="T37">).</text:span></text:p>
                </text:list-item>
              </text:list>
            </text:list-item>
          </text:list>
        </text:list-item>
        <text:list-item>
          <text:p text:style-name="P138">TODO: Alchymista taky dokáže z houby vyrobit <text:span text:style-name="T22">světélkující pastu</text:span>.</text:p>
          <text:list>
            <text:list-item>
              <text:p text:style-name="P138">TODO: Vyrobit kartu.</text:p>
            </text:list-item>
          </text:list>
        </text:list-item>
        <text:list-item>
          <text:p text:style-name="P141">TODO někam dát <text:span text:style-name="T22">Jehelníček</text:span>.</text:p>
          <text:list>
            <text:list-item>
              <text:p text:style-name="P141">A vymyslet, k čemu bude dobrej.</text:p>
              <text:list>
                <text:list-item>
                  <text:p text:style-name="P141">Proti skřetím šípům?</text:p>
                </text:list-item>
                <text:list-item>
                  <text:p text:style-name="P142">To by znamenalo, že musí bejt k nalezení někde na začátku.</text:p>
                  <text:list>
                    <text:list-item>
                      <text:p text:style-name="P143">Může tam prostě viset na stěně (proč ho skřeti nesebrali?)</text:p>
                    </text:list-item>
                    <text:list-item>
                      <text:p text:style-name="P143">Nebo ho můžou používat, třeba na míchání malty nebo tak něco (sounds good).</text:p>
                    </text:list-item>
                  </text:list>
                </text:list-item>
              </text:list>
            </text:list-item>
          </text:list>
        </text:list-item>
        <text:list-item>
          <text:p text:style-name="P144">Vyrobit text se zápisky z úvodního výzkumu (buď ho nějaká z postav udělala sama, nebo ho družině dá zadavatel <text:span text:style-name="T39">úkolu</text:span>).</text:p>
        </text:list-item>
        <text:list-item>
          <text:p text:style-name="P145">Ve vnitřní šachtě nemůžou bejt žebříky – <text:span text:style-name="T41">nedávalo by pak smysl, aby tamtudy trpaslík šplhal nahoru.</text:span></text:p>
          <text:list>
            <text:list-item>
              <text:p text:style-name="P146"><text:soft-page-break/>Nebo holt zruším šp<text:span text:style-name="T40">l</text:span>hajícího trpaslíka, no.</text:p>
            </text:list-item>
            <text:list-item>
              <text:p text:style-name="P147">Mohl bych ho přesunout až dál do jeskyně. Tj. vrátit se k původnímu plánu, že šplhal nahoru (do chrámu) a až tam ho něco sejmulo.</text:p>
            </text:list-item>
            <text:list-item>
              <text:p text:style-name="P147">Chrám by tudíž musel bejt na vysokym podstavci nebo tak něco – což ale není nic proti ničemu.</text:p>
            </text:list-item>
          </text:list>
        </text:list-item>
      </text:list>
      <text:p text:style-name="P66">TODO: Ploštice.</text:p>
      <text:p text:style-name="P68">/<text:span text:style-name="T75">*</text:span></text:p>
      <text:list xml:id="list927218768" text:style-name="L2">
        <text:list-item>
          <text:list>
            <text:list-item>
              <text:p text:style-name="P148">Runotepecké pero</text:p>
            </text:list-item>
            <text:list-item>
              <text:p text:style-name="P148">Kouzlo <text:span text:style-name="T22">strážná runa</text:span>. <text:span text:style-name="T76">(</text:span><text:span text:style-name="T25">runová strá</text:span><text:span text:style-name="T8">ž</text:span><text:span text:style-name="T76">)</text:span></text:p>
              <text:p text:style-name="P149">(strážné znamení? Strážný glyf?)</text:p>
              <text:list>
                <text:list-item>
                  <text:p text:style-name="P150">Vydrží několik hodin.</text:p>
                </text:list-item>
                <text:list-item>
                  <text:p text:style-name="P151">Když se při sesílání runa vytepe stříbrem, kouzlo je permanentní.</text:p>
                </text:list-item>
                <text:list-item>
                  <text:p text:style-name="P148">Mohla by jen paralyzovat a současně alarmovat (výstražný zvuk?).</text:p>
                </text:list-item>
                <text:list-item>
                  <text:p text:style-name="P152">Tyhle runy by měly bejt v dole použité (například na dveřích do vnitřní šachty).</text:p>
                </text:list-item>
                <text:list-item>
                  <text:p text:style-name="P152">TODO: Návod, jak strážnou runu deaktivovat.</text:p>
                  <text:list>
                    <text:list-item>
                      <text:p text:style-name="P153">(TODO: Návod k použití zdůrazňující, že je třeba kreslit pečlivě, protože přerušení byť jediné linie runu znefunkční.)</text:p>
                    </text:list-item>
                  </text:list>
                </text:list-item>
              </text:list>
            </text:list-item>
          </text:list>
        </text:list-item>
      </text:list>
      <text:p text:style-name="P67">*/</text:p>
      <text:h text:style-name="P82" text:outline-level="1">Texty</text:h>
      <text:p text:style-name="P220">TEXTY:</text:p>
      <text:p text:style-name="P222">Kde jsou texty?</text:p>
      <text:list xml:id="list2500859081" text:style-name="L5">
        <text:list-item>
          <text:p text:style-name="P223">Úvod</text:p>
          <text:list>
            <text:list-item>
              <text:p text:style-name="P224"><text:span text:style-name="T128">A0-r1 (hint k výpravě do dungeonu)</text:span></text:p>
            </text:list-item>
          </text:list>
        </text:list-item>
        <text:list-item>
          <text:p text:style-name="P224"><text:span text:style-name="T128">B8 (runotepecká dílna)</text:span></text:p>
          <text:list>
            <text:list-item>
              <text:p text:style-name="P224"><text:span text:style-name="T128">TODO: - B8-r1 (zamítnutí žádosti o povolení k hloubkovému průzkumu)</text:span></text:p>
            </text:list-item>
            <text:list-item>
              <text:p text:style-name="P224"><text:span text:style-name="T128">B8-r2 (povolení k dolování)</text:span></text:p>
            </text:list-item>
            <text:list-item>
              <text:p text:style-name="P225">B8-r3 (<text:span text:style-name="Emphasis"><text:span text:style-name="T129">výpisky z pojednání o dávné civilizaci v oblasti severně od Královské cesty</text:span></text:span>)</text:p>
            </text:list-item>
          </text:list>
        </text:list-item>
        <text:list-item>
          <text:p text:style-name="P224"><text:span text:style-name="T128">B17 (runotepecká dílna)</text:span></text:p>
          <text:list>
            <text:list-item>
              <text:p text:style-name="P224"><text:span text:style-name="T128">B17-r1 (návod k použití runové stráže)</text:span></text:p>
            </text:list-item>
          </text:list>
        </text:list-item>
      </text:list>
      <text:p text:style-name="P219">TODO: Dopsat zbylé texty.</text:p>
      <text:list xml:id="list223936683406114" text:continue-list="list809752642" text:style-name="L6">
        <text:list-item>
          <text:p text:style-name="P227"><text:span text:style-name="T130">TODO: </text:span>dopis se zamítnutím žádosti o průzkum ruin.</text:p>
        </text:list-item>
        <text:list-item>
          <text:p text:style-name="P227"><text:span text:style-name="T131">+TODO: </text:span>dopis s povolením k otevření dolu. Ideálně s poznámkou, že úředník dost pochybuje, že na tom místě něco vytěžej, ale rád se nechá překvapit.</text:p>
        </text:list-item>
        <text:list-item>
          <text:p text:style-name="P221"><text:soft-page-break/>TODO: 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p>
        </text:list-item>
        <text:list-item>
          <text:p text:style-name="P226">Možná nějaké zápisky z průběhu průzkumu.</text:p>
        </text:list-item>
        <text:list-item>
          <text:p text:style-name="P226">Něco do skladu trhavin?</text:p>
        </text:list-item>
      </text:list>
      <text:h text:style-name="P82" text:outline-level="1">Karty</text:h>
      <text:p text:style-name="P230"><text:span text:style-name="T113">+</text:span>Runa věčnosti <text:span text:style-name="T81">+ picture</text:span></text:p>
      <text:p text:style-name="P217">+Runová stráž + picture</text:p>
      <text:p text:style-name="P170"><text:span text:style-name="T110">+</text:span>Runotepecké pero</text:p>
      <text:p text:style-name="P170"><text:span text:style-name="T93">+</text:span>Jehelníček</text:p>
      <text:p text:style-name="P172"><text:span text:style-name="T103">+</text:span>Pavoučí lektvar</text:p>
      <text:p text:style-name="P172"><text:span text:style-name="T103">+</text:span>Lektvar vodního dechu</text:p>
      <text:p text:style-name="P174"><text:span text:style-name="T101">+</text:span>Náhrdelník z medvědích drápů</text:p>
      <text:p text:style-name="P213">+Oprava</text:p>
      <text:p text:style-name="P191"><text:span text:style-name="T98">+Trpaslické k</text:span>ovářské kladivo <text:span text:style-name="T87">+ picture</text:span></text:p>
      <text:p text:style-name="P168"/>
      <text:p text:style-name="P168"><text:span text:style-name="T108">+</text:span>Zlobří kladivo</text:p>
      <text:p text:style-name="P177"><text:span text:style-name="T109">+</text:span>Ruční plamenoment <text:span text:style-name="T82">+ picture</text:span></text:p>
      <text:p text:style-name="P177"><text:span text:style-name="T107">+</text:span>Opakovací kuše <text:span text:style-name="T83">+ picture</text:span></text:p>
      <text:p text:style-name="P179"><text:span text:style-name="T118">+</text:span>Dvoubřitá sekera <text:span text:style-name="T84">+ picture</text:span></text:p>
      <text:p text:style-name="P181"><text:span text:style-name="T119">+</text:span>Trpaslický nůž</text:p>
      <text:p text:style-name="P183"><text:span text:style-name="T105">+</text:span>Skřetí vrhací nože</text:p>
      <text:p text:style-name="P106"><text:span text:style-name="T120">+</text:span>Skřetí luk</text:p>
      <text:p text:style-name="P106"><text:span text:style-name="T121">+</text:span>Skřetí kopí</text:p>
      <text:p text:style-name="P185"><text:span text:style-name="T127">+</text:span>Krumpáč</text:p>
      <text:p text:style-name="P185"><text:span text:style-name="T127">+</text:span>Motyka</text:p>
      <text:p text:style-name="P187"><text:span text:style-name="T124">+</text:span>Lopata</text:p>
      <text:p text:style-name="P189"><text:span text:style-name="T104">+L</text:span>ehká <text:span text:style-name="T86">skřetí</text:span> zbroj</text:p>
      <text:p text:style-name="P193"><text:span text:style-name="T125">+Skřetí</text:span> nůž</text:p>
      <text:p text:style-name="P215"><text:soft-page-break/>+Výbušnina</text:p>
      <text:p text:style-name="P168"/>
      <text:p text:style-name="P195"><text:span text:style-name="T111">+</text:span>Masožravá houba + picture</text:p>
      <text:p text:style-name="P195"><text:span text:style-name="T116">+</text:span>Rzivý netvor + picture</text:p>
      <text:p text:style-name="P195"><text:span text:style-name="T122">+</text:span>Zlobr + picture</text:p>
      <text:p text:style-name="P197"><text:span text:style-name="T94">+</text:span>Obří brouk + picture</text:p>
      <text:p text:style-name="P197"><text:span text:style-name="T95">+</text:span>3x Larva obřího brouka + 1x picture</text:p>
      <text:p text:style-name="P211">+3x Obří ploštice + 1x picture</text:p>
      <text:p text:style-name="P197"/>
      <text:p text:style-name="P106"><text:span text:style-name="T100">+S</text:span>křetí náčelník <text:span text:style-name="T91">+ picture</text:span></text:p>
      <text:p text:style-name="P106"><text:span text:style-name="T99">+S</text:span>křetice s vrhacími noži <text:span text:style-name="T91">+ picture</text:span></text:p>
      <text:p text:style-name="P106"><text:span text:style-name="T93">+2</text:span>x <text:span text:style-name="T89">S</text:span>křet s lukem <text:span text:style-name="T91">+ picture</text:span></text:p>
      <text:p text:style-name="P106"><text:span text:style-name="T93">+</text:span>2x <text:span text:style-name="T89">S</text:span>křet s kopím <text:span text:style-name="T91">+ pictute</text:span></text:p>
      <text:p text:style-name="P110"><text:span text:style-name="T91">1</text:span>x <text:span text:style-name="T89">S</text:span>křet s krumpáčem<text:span text:style-name="T92"> + picture</text:span></text:p>
      <text:p text:style-name="P110"><text:span text:style-name="T91">1</text:span>x <text:span text:style-name="T89">S</text:span>křet s motykou<text:span text:style-name="T92"> + picture</text:span></text:p>
      <text:p text:style-name="P110"><text:span text:style-name="T91">1</text:span>x <text:span text:style-name="T89">S</text:span>křet s <text:span text:style-name="T126">lopatou + picture</text:span></text:p>
      <text:p text:style-name="P114"><text:span text:style-name="T93">+S</text:span>křetí <text:span text:style-name="T90">kuchař + picture</text:span></text:p>
      <text:p text:style-name="P199"><text:span text:style-name="T96">+</text:span>Skřetí kovářka<text:span text:style-name="T92"> + picture</text:span></text:p>
      <text:p text:style-name="P201"/>
      <text:p text:style-name="P168"><text:span text:style-name="T114">+Velký m</text:span>osazný klíč</text:p>
      <text:p text:style-name="P203"><text:soft-page-break/><text:span text:style-name="T115">+</text:span>Malý železný klíč</text:p>
      <text:p text:style-name="P205"><text:span text:style-name="T122">+</text:span>Bronzový klíč na šňůrce</text:p>
      <text:p text:style-name="P203"/>
      <text:p text:style-name="P140"><text:span text:style-name="T112">+</text:span>Světélkující pasta</text:p>
      <text:p text:style-name="P207"><text:span text:style-name="T106">+</text:span>Duhový kámen</text:p>
      <text:p text:style-name="P203"/>
      <text:p text:style-name="P168"><text:span text:style-name="T117">+</text:span>Zlatá soška žáby</text:p>
      <text:p text:style-name="P168"><text:span text:style-name="T117">+</text:span>Smaragdový náhrdelník</text:p>
      <text:p text:style-name="P209"><text:span text:style-name="T102">+</text:span>Přívěsek se sekerou</text:p>
      <text:p text:style-name="P166"><text:span text:style-name="T97">+</text:span>Malý stříbrný ingot</text:p>
      <text:p text:style-name="P175"><text:span text:style-name="T123">+</text:span>Stříbrný kroužek</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75" text:outline-level="1">Nápady</text:h>
      <text:p text:style-name="P34"><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11">[</text:span><text:span text:style-name="T6">zapracováno</text:span><text:span text:style-name="T11">]</text:span></text:p>
      <text:p text:style-name="P35"><text:span text:style-name="T12">+ </text:span><text:span text:style-name="T11">Skřeti používají na převážení těžkého nákladu obří ploštice (naložej jim to na záda a pak je říd</text:span><text:span text:style-name="T13">ě</text:span><text:span text:style-name="T11">j nejspíš táhlama – </text:span><text:span text:style-name="T14">možná spíš poklepáváním na stranu krunýře</text:span><text:span text:style-name="T11">).</text:span></text:p>
      <text:h text:style-name="P76" text:outline-level="1">Úvahy</text:h>
      <text:p text:style-name="P11">Problém: Cepíny hráči nebudou mít kdy použít (protože jsou prakticky na konci dungeonu). Co už.</text:p>
      <text:p text:style-name="P11">- leda by rzivý netvor byl až nahoře. Vlastně asi proč ne.</text:p>
      <text:p text:style-name="P36">- <text:span text:style-name="T18">když má někdo na krku Smaragdový náhrdelník, rzivý netvor ho nechá být.</text:span></text:p>
      <text:p text:style-name="P12"/>
      <text:p text:style-name="P12">Co byla zač rasa, jejíž ruiny trpaslíci hledali?<text:line-break/>- asi něco podzemního, co žilo v jeskyních. <text:span text:style-name="T19">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40">Trpaslíci <text:span text:style-name="T43">(spíš skřeti)</text:span> používali obří brouky na dolování<text:line-break/>- někde by měla bejt místnost, kde choval<text:span text:style-name="T44">i</text:span> larvy.<text:line-break/>- <text:span text:style-name="T44">a možná nějaký „broučí stáje“<text:line-break/>- plus nějakej výkaz o dodávce nových larev nebo tak (to ke skřetům nesedí).</text:span></text:p>
      <text:p text:style-name="P40"/>
      <text:p text:style-name="P41"><text:soft-page-break/>Počet lokací v Pevnosti:<text:line-break/>- Celkem: 39<text:line-break/>- Kecací: 1 <text:span text:style-name="T45">(trpaslice)</text:span><text:line-break/>- Bojové: 6 (mimik, huňáči, sochy, pavouk, malé ještěrky, velká ještěrka)<text:line-break/>- <text:span text:style-name="T46">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42">Celkem: </text:span><text:span text:style-name="T7">Zatím 21</text:span><text:span text:style-name="T42"><text:line-break/>- Kecací: </text:span><text:span text:style-name="T7">1 (trpaslík na konci)</text:span><text:span text:style-name="T42"><text:line-break/>- Bojové: (</text:span><text:span text:style-name="T7">zlobr</text:span><text:span text:style-name="T42">, brouk, larvy, rzivý netvor, </text:span><text:span text:style-name="T7">skřeti...</text:span><text:span text:style-name="T42">)<text:line-break/>- Pasti:<text:line-break/><text:tab/>houba<text:line-break/><text:tab/>zapasťovaný finální poklad? </text:span><text:span text:style-name="T7">(Asi spíš ne.)</text:span><text:span text:style-name="T42"><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77" text:outline-level="1">Předměty</text:h>
      <text:p text:style-name="P49">Určitě bomba na proražení zdi.</text:p>
      <text:p text:style-name="P47">Opakovací kuše</text:p>
      <text:h text:style-name="P70" text:outline-level="3">Runotepecké pero</text:h>
      <text:p text:style-name="P18">Když máš toto psací pero připoutané, můžeš ho „namočit“ do libovolného kovu a pak <text:span text:style-name="T58">jím</text:span> psát. Kov není třeba před použitím roztavit, pero ho „nasaje“, i <text:span text:style-name="T58">když je</text:span> v pevném s<text:span text:style-name="T58">kupenství</text:span>. <text:span text:style-name="T59">Před „nasátím“ dalšího kovu je třeba nejprve „vypsat“ ten stávající.</text:span></text:p>
      <text:p text:style-name="Text_20_body">Opakovací kuše</text:p>
      <text:h text:style-name="P71" text:outline-level="3">Jehelníček</text:h>
      <text:p text:style-name="P21"><text:span text:style-name="T21">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23">plná obrana</text:span><text:span text:style-name="T21">, proti všem těmto útokům se tedy bráníš s bonusem +2.</text:span></text:p>
      <text:h text:style-name="P72" text:outline-level="3">Trpaslický cepín</text:h>
      <text:p text:style-name="P19">- nalezený zaseknutý do skály</text:p>
      <text:p text:style-name="P19">- <text:span text:style-name="T20">počítá se jako plnohodnotná těžká jednoruční zbraň (má zranění 2).</text:span></text:p>
      <text:p text:style-name="P19"><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73" text:outline-level="3">Trpaslické mačky</text:h>
      <text:p text:style-name="P20">Když máš tato stoupací železa připoutaná, dokážeš je zaseknout i do pevné skály. Můžeš tedy takto šplhat po skále nebo kamenné stěně, jako kdyby to byl ledovec.</text:p>
      <text:p text:style-name="P13">Nějaký runy (někde jsem jich měl pár sepsanejch)</text:p>
      <text:h text:style-name="P78" text:outline-level="1">Poznámky</text:h>
      <text:p text:style-name="P22">Štola je to, co se razí při kutání.</text:p>
      <text:p text:style-name="P22">Šachta vede kolmo dolů.</text:p>
      <text:p text:style-name="P14">Říkat „zlobr“ místo „troll“? <text:span text:style-name="T26">Jo.</text:span></text:p>
      <text:h text:style-name="P79" text:outline-level="1">Nestvůry</text:h>
      <text:p text:style-name="P37">Obří dikobraz (ať je k něčemu Jehelníček)</text:p>
      <text:p text:style-name="P42">Burrowing be<text:span text:style-name="T52">e</text:span>tle</text:p>
      <text:p text:style-name="P42">- tvrdé krovky, měkké břicho. Kusadla.</text:p>
      <text:p text:style-name="P38">Vodní had</text:p>
      <text:p text:style-name="P39">Možná by důl mohly zabydlet nágy, nebo tak něco.</text:p>
      <text:p text:style-name="P43">Rzivý netvor</text:p>
      <text:p text:style-name="P43">- to by celkem vysvětlovalo, proč to nerozdejch<text:span text:style-name="T53">a</text:span>li trpaslíci.</text:p>
      <text:p text:style-name="P44">(Mohly by tam o tom bejt zprávy od trpaslíků, jak jim tam něco sežralo zbraně a zbroje...)</text:p>
      <text:p text:style-name="P45">Masožravá houba</text:p>
      <text:p text:style-name="P45">- <text:span text:style-name="T54">je nebezpečná, jen když k ní někdo přijde na blízko. Útočí oblakem spór, který oběť omráčí. Následně ji houba poroste a stráví.</text:span></text:p>
      <text:p text:style-name="P45">- <text:span text:style-name="T55">nádherné vzory – světélkuje i v naprosté tmě.</text:span></text:p>
      <text:p text:style-name="P45">- <text:span text:style-name="T56">houba mohla někoho sežrat – uvízla v ní jeho výbava (něco magického, nejlíp).</text:span></text:p>
      <text:p text:style-name="P46">(asi by tam měla bejt nějaká jeskyně)</text:p>
      <text:p text:style-name="P46">- <text:span text:style-name="T57">což možná původně nebyla jeskyně, ale nějaká svatyně, kterou v průběhu staletí „zarostly“ krápníky.</text:span></text:p>
      <text:p text:style-name="P17"><text:soft-page-break/>(V jeskyni by kromě houby mělo žít ještě něco. Třeba ten rzivej netvor?)</text:p>
      <text:h text:style-name="P80" text:outline-level="1">Podzemí</text:h>
      <text:p text:style-name="P23">Důl je ve svahu.</text:p>
      <text:p text:style-name="P24">Dole teče potok nebo řeka<text:line-break/>- <text:span text:style-name="T27">na ten asi kašlat, bylo by divný, že někdo stavěl důl pod potokem.</text:span></text:p>
      <text:p text:style-name="P23">Tři vchody:<text:line-break/>- těžební věží, <text:span text:style-name="T28">kterou zprovoznili skřeti<text:line-break/>- rozbitou těžební věží</text:span><text:line-break/>- <text:span text:style-name="T28">doupětem, které si tam někdo vyhrabal (navazuje ve svahu na původní důlní štolu, nejspíš se to do ní propadlo a zvíře to pak prohrabalo víc a rozšířilo)</text:span><text:line-break/></text:p>
      <text:p text:style-name="P25">Obří mechanismy – dřevěná ozubené kola, rumpály (možná poháněné šlapacím kolem, kde trpaslíci věznili zlobra?)</text:p>
      <text:p text:style-name="P25">- zlobr je samozřejmě dávno mrtvej (nebo ho možná propustili skřeti, kteří kdysi důl dobili a obsadili), <text:span text:style-name="T29">ale mohl by tam bejt třeba někde nákres, nebo tak něco (poznámky o tom, že někdo zase zapomněl nakrmit zlobra?).</text:span></text:p>
      <text:p text:style-name="P26">(Ta potvora žere jen shnilý maso, kde <text:span text:style-name="T30">h</text:span>o pořád mám brát?)</text:p>
      <text:p text:style-name="P26">- <text:span text:style-name="T31">možná pak (nebo před tím) místo zlobra používali kozy nebo jiná čtyřnohá zvířata.</text:span></text:p>
      <text:p text:style-name="P27">(kamzíci by mohli žít někde kolem a asi by šli použít. Nebo možná mají dobrodruzi s sebou mulu nebo mezka? <text:span text:style-name="T32">Nebo tam může bejt předmět na ovládnutí nějakýho zvířete?</text:span>)</text:p>
      <text:p text:style-name="P28"><text:soft-page-break/>Vrtný štít? <text:span text:style-name="T33">Nebo možná nějakej magickej předmět, se kterým se dá lámat skála (obří brouci).</text:span></text:p>
      <text:p text:style-name="P29">Určitě nějaký bomby (trpaslíci používal<text:span text:style-name="T34">i</text:span> trhaviny při dolování).</text:p>
      <text:p text:style-name="P30">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31">Možná nějaké šipkové pasti, pokud to bude dávat smysl (ať mohou hráči využít Jehelníček). <text:line-break/>- <text:span text:style-name="T36">to je asi blbost, po spuštění pasti je už beztak pozdě. Skřetí šípy budou muset stačit.</text:span></text:p>
      <text:p text:style-name="P32">Zatopená část<text:line-break/>- možná se do finální jeskyně musí proplavat</text:p>
      <text:p text:style-name="P33">TODO: Šéfův bejvák (s tajnou schránkou s klíčem k vnitřní šachtě).<text:line-break/>- <text:span text:style-name="T35">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3"/>
      <text:h text:style-name="Heading_20_2" text:outline-level="2"><text:soft-page-break/>Důl</text:h>
      <text:p text:style-name="P48">Důl obývá celkem X skřetů. Pohybují se po jednom nebo po dvou.</text:p>
      <text:p text:style-name="P48">IDEA: Rozmístit po dole triggery.</text:p>
      <text:list xml:id="list480406809" text:style-name="L3">
        <text:list-item>
          <text:p text:style-name="P154">Když postavy dorazí k některému z míst označených na mapě („skřeti“), hoď 1k6:</text:p>
          <text:list>
            <text:list-item>
              <text:p text:style-name="P154">1-4: Nic</text:p>
            </text:list-item>
            <text:list-item>
              <text:p text:style-name="P154">5: Je zde jeden skřet.</text:p>
            </text:list-item>
            <text:list-item>
              <text:p text:style-name="P154">6: Jsou tu dva skřeti.</text:p>
            </text:list-item>
          </text:list>
        </text:list-item>
        <text:list-item>
          <text:p text:style-name="P154">Když postavy udělají hluk, hoď 1k6:</text:p>
          <text:list>
            <text:list-item>
              <text:p text:style-name="P154">1-3: Nic</text:p>
            </text:list-item>
            <text:list-item>
              <text:p text:style-name="P154">4: Přijde se podívat 1 skřet.</text:p>
            </text:list-item>
            <text:list-item>
              <text:p text:style-name="P154">5: přijdou dva skřeti.</text:p>
            </text:list-item>
            <text:list-item>
              <text:p text:style-name="P154">6: přijdou tři skřeti.</text:p>
            </text:list-item>
          </text:list>
        </text:list-item>
      </text:list>
      <text:p text:style-name="P50">TODO: Loot u skřetů (udělat tabulku s tím, že každej skřet má jeden z řádků? <text:span text:style-name="T65">Možná by to chtělo vytisknout tahák s pravidly pro skřetí encountery a s lootem</text:span>).</text:p>
      <text:h text:style-name="P81" text:outline-level="1">Příběh</text:h>
      <text:p text:style-name="P52">Recap:</text:p>
      <text:p text:style-name="P52">Skupina starotrpaslíků založila důl na místě, kde nic moc zajímavého k dolování nebylo. Jejich skutečným cílem bylo, dostat se k ruinám staré civilizace.</text:p>
      <text:p text:style-name="P53">Trpaslík, kterej to spunktoval, nejdřív žádal krále o povolení k průzkumu starých ruin, ale nedostal ho. Šel na to teda jinak a místo toho si zažádal o otevření dolu.</text:p>
      <text:p text:style-name="P54">K ruinám se skutečně <text:s/>prokopali, ale sežral je rzivý netvor.</text:p>
      <text:p text:style-name="P54">Po staletích důl znovu otevřeli skřeti. <text:span text:style-name="T67">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52"/>
      <text:p text:style-name="P55">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56"><text:soft-page-break/>TODO: Skřeti tam fakt měli trolla, kterej točil kolem (trpaslíci na to původně používali kozy nebo tak něco). Ten se jim ale vzbouřil a většinu jich pobil. Při tom ale sám v dole uvíznul – <text:span text:style-name="T68">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57"><text:span text:style-name="T22">Pozn.:</text:span> Trollí krev bude magická surovina na výrobu permanentních léčivých lektvarů <text:span text:style-name="T69">(tady je trochu problém s tím, že dospělý troll jí má určitě přes 10 litrů)</text:span>.</text:p>
      <text:p text:style-name="P52">TODO: Zmínky o tom, že výtěžnost dolu je naprosto mizivá. Ten, kdo to platí, musí být úplnej blázen.</text:p>
      <text:p text:style-name="P53">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70">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58">TODO: Skřeti by měli otevřít nové šachty (rozdíl bude jasně vidět – tpalické mají perfektní výdřevu, možná jsou dokonce vyzděné. Skřetí mají provizorní dřevěnou).</text:p>
      <text:p text:style-name="P59"><text:soft-page-break/>TODO: V části obsazené skřety by neměl bejt loot, leda by ho u sebe měli ti skřeti (to celkem dává smysl).</text:p>
      <text:p text:style-name="P53"/>
      <text:p text:style-name="P52"/>
      <text:p text:style-name="P60"/>
      <text:p text:style-name="P60">Nágy se do dolu probouraly tak, že mocným kouzlem přivolaly Krakena (obří chobotnice). </text:p>
      <text:p text:style-name="P60"/>
      <text:p text:style-name="P61">Stylizace</text:p>
      <text:p text:style-name="P61">Trpaslíci vs nágy? Hmm..</text:p>
      <text:p text:style-name="P61">- Mohla by to být i nějaké jiná, podzemní rasa (+ giant burrower beetle). Klidně asi i goblini, ale to je dost profláknutý.</text:p>
      <text:p text:style-name="P61"/>
      <text:p text:style-name="P62">Lépe:</text:p>
      <text:p text:style-name="P62">Původně trpaslíci neválčili se skřetama, ale s někým jiným (TODO: s kým?).</text:p>
      <text:p text:style-name="P62">- skřeti důl obsadili relativně nedávno a, světe div se, pokoušejí se ho zprovoznit.</text:p>
      <text:p text:style-name="P62">- V kole tedy opravdu bude zavřený zlobr <text:span text:style-name="T71">(zavřeli ho tam skřeti), zřejmě notně vyhládlý, protože ho skřeti moc nekrměj.</text:span></text:p>
      <text:p text:style-name="P63">(proč se nevylámal ven? Možná je zakutý do řetězů).</text:p>
      <text:p text:style-name="P63"/>
      <text:p text:style-name="P63"><text:soft-page-break/>Skřeti jsou mnohem menší lamy, než by se mohl zdát. Umějí zpracovávat železo a budou mít v dole kovárnu.</text:p>
      <text:p text:style-name="P63">- <text:span text:style-name="T72">budou tam rozpracované skřetí zbraně</text:span></text:p>
      <text:p text:style-name="P64">TWIST: Ve skutečnosti to ne<text:span text:style-name="T73">byl</text:span> důl, ale zástěrka pro tomb-riding (nebo vault-riding, nebo tak něco).</text:p>
      <text:p text:style-name="P6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64">- <text:span text:style-name="T74">skřetům ale zákaz nevadí, takže se sem v klidu nastěhovali.</text:span></text:p>
      <text:p text:style-name="P64"/>
      <text:p text:style-name="P65">Postavy asi vědí dopředu, že ten důl má být údajně zatopený.</text:p>
      <text:p text:style-name="P65">- můžou si díky tomu na to vzít magickou výbavu, třeba nějaký lektvary vodního dechu, nebo tak něco.</text:p>
      <text:h text:style-name="P74" text:outline-level="3">Vnitřní šachta</text:h>
      <text:p text:style-name="P51">Nahoře visí trpaslík na kouzelném cepínu zaseknutém do stěny šachty. Na nohách má připnuté kouzelné mačky.<text:line-break/>- utíkal před rzivým netvorem.</text:p>
      <text:p text:style-name="P51">Dole je zbytek druhého cepínu <text:span text:style-name="T66">(okousanej rzivým netvor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9</text:page-number></text:p>
      </style:header>
      <style:header-left>
        <text:p text:style-name="MP2"><text:page-number text:select-page="current">30</text:page-number></text:p>
      </style:header-left>
      <style:footer>
        <text:p text:style-name="MP3"><text:chapter text:display="name" text:outline-level="3">Vnitřní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1T20:58:38.183000000</dc:date>
    <meta:editing-cycles>14626</meta:editing-cycles>
    <meta:editing-duration>P41DT17H27M52S</meta:editing-duration>
    <meta:generator>LibreOffice/6.0.5.2$Windows_X86_64 LibreOffice_project/54c8cbb85f300ac59db32fe8a675ff7683cd5a16</meta:generator>
    <meta:print-date>2018-07-15T16:02:19.878000000</meta:print-date>
    <meta:document-statistic meta:table-count="0" meta:image-count="0" meta:object-count="0" meta:page-count="30" meta:paragraph-count="292" meta:word-count="3723" meta:character-count="21495" meta:non-whitespace-character-count="18135"/>
  </office:meta>
</office:document-meta>
</file>